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office:automatic-styles>
  <office:body>
    <office:text>
      <text:p text:style-name="Title">1. Introduction</text:p>
      <text:list text:style-name="L1">
        <text:list-item>
          <text:p text:style-name="P1"><text:a xlink:type="simple" xlink:href="#abstract" office:name=""><text:span text:style-name="Definition">Abstract</text:span></text:a></text:p>
        </text:list-item>
        <text:list-item>
          <text:p text:style-name="P1"><text:a xlink:type="simple" xlink:href="#research-questions---june-2023" office:name=""><text:span text:style-name="Definition">Research Questions - June 2023</text:span></text:a></text:p>
        </text:list-item>
        <text:list-item>
          <text:p text:style-name="P1"><text:a xlink:type="simple" xlink:href="#starting-thoughts-for-contents-of-introduction" office:name=""><text:span text:style-name="Definition">Starting thoughts for contents of introduction</text:span></text:a></text:p>
          <text:list text:style-name="L2">
            <text:list-item>
              <text:p text:style-name="P2"><text:a xlink:type="simple" xlink:href="#personal-context" office:name=""><text:span text:style-name="Definition">Personal context</text:span></text:a></text:p>
              <text:list text:style-name="L3">
                <text:list-item>
                  <text:p text:style-name="P3"><text:a xlink:type="simple" xlink:href="#a-response-of-sorts" office:name=""><text:span text:style-name="Definition">A response of sorts</text:span></text:a></text:p>
                </text:list-item>
              </text:list>
            </text:list-item>
          </text:list>
        </text:list-item>
        <text:list-item>
          <text:p text:style-name="P1"><text:a xlink:type="simple" xlink:href="#aligning-with-other-contextual-factors" office:name=""><text:span text:style-name="Definition">Aligning with other contextual factors</text:span></text:a></text:p>
          <text:list text:style-name="L4">
            <text:list-item>
              <text:p text:style-name="P4"><text:a xlink:type="simple" xlink:href="#alignment-with-teaching-computing-in-uk-context" office:name=""><text:span text:style-name="Definition">Alignment with teaching Computing in UK context</text:span></text:a></text:p>
            </text:list-item>
          </text:list>
        </text:list-item>
        <text:list-item>
          <text:p text:style-name="P1"><text:a xlink:type="simple" xlink:href="#motivations-for-learning-to-code-specifically-via-game-making" office:name=""><text:span text:style-name="Definition">Motivations for learning to code specifically via game making</text:span></text:a></text:p>
          <text:list text:style-name="L5">
            <text:list-item>
              <text:p text:style-name="P5"><text:a xlink:type="simple" xlink:href="#the-context-of-retro-gaming" office:name=""><text:span text:style-name="Definition">The context of retro gaming</text:span></text:a></text:p>
            </text:list-item>
            <text:list-item>
              <text:p text:style-name="P5"><text:a xlink:type="simple" xlink:href="#skills-stem-pipeline-agenda" office:name=""><text:span text:style-name="Definition">Skills &amp; STEM pipeline agenda</text:span></text:a></text:p>
            </text:list-item>
            <text:list-item>
              <text:p text:style-name="P5"><text:a xlink:type="simple" xlink:href="#empowerment-agenda-of-authentic-computing-aligning-with-personal-motivations" office:name=""><text:span text:style-name="Definition">Empowerment agenda of authentic computing aligning with personal motivations</text:span></text:a></text:p>
              <text:list text:style-name="L6">
                <text:list-item>
                  <text:p text:style-name="P6"><text:a xlink:type="simple" xlink:href="#authenticity-as-empowering" office:name=""><text:span text:style-name="Definition">Authenticity as Empowering</text:span></text:a></text:p>
                </text:list-item>
              </text:list>
            </text:list-item>
            <text:list-item>
              <text:p text:style-name="P5"><text:a xlink:type="simple" xlink:href="#game-making-project-based-learning-and-inclusion" office:name=""><text:span text:style-name="Definition">Game Making, Project Based Learning and Inclusion</text:span></text:a></text:p>
            </text:list-item>
            <text:list-item>
              <text:p text:style-name="P5"><text:a xlink:type="simple" xlink:href="#context-of-digital-making-and-design-and-home-learning-of-media" office:name=""><text:span text:style-name="Definition">Context of digital making and design and home learning of media</text:span></text:a></text:p>
            </text:list-item>
            <text:list-item>
              <text:p text:style-name="P5"><text:a xlink:type="simple" xlink:href="#context-of-home-education-and-family-learning" office:name=""><text:span text:style-name="Definition">Context of Home Education and family learning</text:span></text:a></text:p>
            </text:list-item>
          </text:list>
        </text:list-item>
        <text:list-item>
          <text:p text:style-name="P1"><text:a xlink:type="simple" xlink:href="#the-importance-of-understanding-projects-and-socio-cultural-and-activist-concepts-of-activity" office:name=""><text:span text:style-name="Definition">The importance of understanding Projects and socio cultural and activist concepts of Activity</text:span></text:a></text:p>
        </text:list-item>
        <text:list-item>
          <text:p text:style-name="P1"><text:a xlink:type="simple" xlink:href="#outline-of-the-structure-of-the-thesis" office:name=""><text:span text:style-name="Definition">Outline of the structure of the thesis</text:span></text:a></text:p>
        </text:list-item>
        <text:list-item>
          <text:p text:style-name="P1"><text:a xlink:type="simple" xlink:href="#overall-key-messages-contribution-to-knowledge" office:name=""><text:span text:style-name="Definition">Overall key messages &amp; contribution to Knowledge</text:span></text:a></text:p>
        </text:list-item>
        <text:list-item>
          <text:p text:style-name="P1"><text:a xlink:type="simple" xlink:href="#link-to-next-chapter" office:name=""><text:span text:style-name="Definition">Link to next chapter</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june-2023"/>Research Questions - June 2023<text:bookmark-end text:name="research-questions---june-2023"/></text:h>
      <text:list text:style-name="L7">
        <text:list-item>
          <text:p text:style-name="P7">What pedagogical tools and processes are available to support novices to overcome barriers to game coding and design? </text:p>
        </text:list-item>
        <text:list-item>
          <text:p text:style-name="P7">How can participant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text:style-name="L8">
        <text:list-item>
          <text:p text:style-name="P8">Personal introduction, DiY media and music,</text:p>
        </text:list-item>
        <text:list-item>
          <text:p text:style-name="P8">Coding, digital making, game making, media literacy - Exploring motivations in each domain.</text:p>
        </text:list-item>
        <text:list-item>
          <text:p text:style-name="P8">(move mostly to lit review) PBL,</text:p>
        </text:list-item>
        <text:list-item>
          <text:p text:style-name="P8">Context, and motivations of Home Ed / Family Learning</text:p>
        </text:list-item>
        <text:list-item>
          <text:p text:style-name="P8">Formal, Informal and non-formal spaces</text:p>
          <text:list text:style-name="L9">
            <text:list-item>
              <text:p text:style-name="P9">increasing role in professional spaces to keep abreast of new changes in practices, sectors and technology (cf conferences / hackathons)</text:p>
            </text:list-item>
          </text:list>
        </text:list-item>
        <text:list-item>
          <text:p text:style-name="P8">Introduction to RQs, outline of thesis etc</text:p>
        </text:list-item>
      </text:list>
      <text:h text:style-name="Heading_20_3" text:outline-level="3"><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First_20_paragraph">The potential of digital game making is explored in depth in a review by Kafai and Burke <text:reference-mark-start text:name="ZOTERO_ITEM CSL_CITATION {&quot;schema&quot;:&quot;https://github.com/citation-style-language/schema/raw/master/csl-citation.json&quot;,&quot;citationItems&quot;:[{&quot;suppress-author&quot;:true,&quot;suffix&quot;:&quot;&quot;,&quot;uri&quot;:[&quot;http://zotero.org/users/1913249/items/8K58PTFV&quot;],&quot;id&quot;:3520,&quot;prefix&quot;:&quot;&quot;,&quot;itemData&quot;:{&quot;issued&quot;:{&quot;date-parts&quot;:[[2015,11,9]]},&quot;type&quot;:&quot;paper-conference&quot;,&quot;publisher&quot;:&quot;Association for Computing Machinery&quot;,&quot;title&quot;:&quot;Constructionist Gaming Beyond the Screen: Middle School Students' Crafting and Computing of Touchpads, Board Games, and Controllers&quot;,&quot;citation-key&quot;:&quot;kafai_constructionist_2015&quot;,&quot;ISBN&quot;:&quot;978-1-4503-3753-3&quot;,&quot;publisher-place&quot;:&quot;New York, NY, USA&quot;,&quot;container-title&quot;:&quot;Proceedings of the Workshop in Primary and Secondary Computing Education&quot;,&quot;event-place&quot;:&quot;New York, NY, USA&quot;,&quot;id&quot;:&quot;kafai_constructionist_2015&quot;,&quot;title-short&quot;:&quot;Constructionist Gaming Beyond the Screen&quot;,&quot;page&quot;:&quot;49–54&quot;,&quot;accessed&quot;:{&quot;date-parts&quot;:[[2020,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author&quot;:[{&quot;given&quot;:&quot;Yasmin B.&quot;,&quot;family&quot;:&quot;Kafai&quot;},{&quot;given&quot;:&quot;Veena&quot;,&quot;family&quot;:&quot;Vasudevan&quot;}],&quot;source&quot;:&quot;ACM Digital Library&quot;,&quot;collection-title&quot;:&quot;WiPSCE '15&quot;,&quot;DOI&quot;:&quot;10.1145/2818314.2818334&quot;},&quot;uris&quot;:[&quot;http://zotero.org/users/1913249/items/8K58PTFV&quot;]}],&quot;properties&quot;:{&quot;formattedCitation&quot;:&quot;[-@kafai_constructionist_2015]&quot;,&quot;noteIndex&quot;:0},&quot;citationID&quot;:&quot;kuuxfith&quot;} RNDomqjnyxqsd"/>&lt;Do Zotero Refresh: [-@kafai_constructionist_2015]&gt;<text:reference-mark-end text:name="ZOTERO_ITEM CSL_CITATION {&quot;schema&quot;:&quot;https://github.com/citation-style-language/schema/raw/master/csl-citation.json&quot;,&quot;citationItems&quot;:[{&quot;suppress-author&quot;:true,&quot;suffix&quot;:&quot;&quot;,&quot;uri&quot;:[&quot;http://zotero.org/users/1913249/items/8K58PTFV&quot;],&quot;id&quot;:3520,&quot;prefix&quot;:&quot;&quot;,&quot;itemData&quot;:{&quot;issued&quot;:{&quot;date-parts&quot;:[[2015,11,9]]},&quot;type&quot;:&quot;paper-conference&quot;,&quot;publisher&quot;:&quot;Association for Computing Machinery&quot;,&quot;title&quot;:&quot;Constructionist Gaming Beyond the Screen: Middle School Students' Crafting and Computing of Touchpads, Board Games, and Controllers&quot;,&quot;citation-key&quot;:&quot;kafai_constructionist_2015&quot;,&quot;ISBN&quot;:&quot;978-1-4503-3753-3&quot;,&quot;publisher-place&quot;:&quot;New York, NY, USA&quot;,&quot;container-title&quot;:&quot;Proceedings of the Workshop in Primary and Secondary Computing Education&quot;,&quot;event-place&quot;:&quot;New York, NY, USA&quot;,&quot;id&quot;:&quot;kafai_constructionist_2015&quot;,&quot;title-short&quot;:&quot;Constructionist Gaming Beyond the Screen&quot;,&quot;page&quot;:&quot;49–54&quot;,&quot;accessed&quot;:{&quot;date-parts&quot;:[[2020,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author&quot;:[{&quot;given&quot;:&quot;Yasmin B.&quot;,&quot;family&quot;:&quot;Kafai&quot;},{&quot;given&quot;:&quot;Veena&quot;,&quot;family&quot;:&quot;Vasudevan&quot;}],&quot;source&quot;:&quot;ACM Digital Library&quot;,&quot;collection-title&quot;:&quot;WiPSCE '15&quot;,&quot;DOI&quot;:&quot;10.1145/2818314.2818334&quot;},&quot;uris&quot;:[&quot;http://zotero.org/users/1913249/items/8K58PTFV&quot;]}],&quot;properties&quot;:{&quot;formattedCitation&quot;:&quot;[-@kafai_constructionist_2015]&quot;,&quot;noteIndex&quot;:0},&quot;citationID&quot;:&quot;kuuxfith&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schema&quot;:&quot;https://github.com/citation-style-language/schema/raw/master/csl-citation.json&quot;,&quot;citationItems&quot;:[{&quot;prefix&quot;:&quot;&quot;,&quot;itemData&quot;:{&quot;issued&quot;:{&quot;date-parts&quot;:[[2010,10,29]]},&quot;type&quot;:&quot;book&quot;,&quot;event-place&quot;:&quot;Cambridge, Mass&quot;,&quot;language&quot;:&quot;English&quot;,&quot;id&quot;:&quot;tekinbas_quest_2010&quot;,&quot;number-of-pages&quot;:&quot;164&quot;,&quot;publisher&quot;:&quot;The MIT Press&quot;,&quot;title&quot;:&quot;Quest to learn: developing the school for digital kids&quot;,&quot;title-short&quot;:&quot;Quest to learn&quot;,&quot;source&quot;:&quot;Amazo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ISBN&quot;:&quot;978-0-262-51565-8&quot;,&quot;citation-key&quot;:&quot;tekinbas_quest_2010&quot;,&quot;DOI&quot;:&quot;10.7551/mitpress/8909.001.0001&quot;},&quot;uri&quot;:[&quot;http://zotero.org/users/1913249/items/3AQZ3WDH&quot;],&quot;id&quot;:3874,&quot;suffix&quot;:&quot;&quot;,&quot;uris&quot;:[&quot;http://zotero.org/users/1913249/items/3AQZ3WDH&quot;]}],&quot;properties&quot;:{&quot;formattedCitation&quot;:&quot;[@tekinbas_quest_2010]&quot;,&quot;noteIndex&quot;:0},&quot;citationID&quot;:&quot;pagduekd&quot;} RNDczfnvphqnm"/>&lt;Do Zotero Refresh: [@tekinbas_quest_2010]&gt;<text:reference-mark-end text:name="ZOTERO_ITEM CSL_CITATION {&quot;schema&quot;:&quot;https://github.com/citation-style-language/schema/raw/master/csl-citation.json&quot;,&quot;citationItems&quot;:[{&quot;prefix&quot;:&quot;&quot;,&quot;itemData&quot;:{&quot;issued&quot;:{&quot;date-parts&quot;:[[2010,10,29]]},&quot;type&quot;:&quot;book&quot;,&quot;event-place&quot;:&quot;Cambridge, Mass&quot;,&quot;language&quot;:&quot;English&quot;,&quot;id&quot;:&quot;tekinbas_quest_2010&quot;,&quot;number-of-pages&quot;:&quot;164&quot;,&quot;publisher&quot;:&quot;The MIT Press&quot;,&quot;title&quot;:&quot;Quest to learn: developing the school for digital kids&quot;,&quot;title-short&quot;:&quot;Quest to learn&quot;,&quot;source&quot;:&quot;Amazo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ISBN&quot;:&quot;978-0-262-51565-8&quot;,&quot;citation-key&quot;:&quot;tekinbas_quest_2010&quot;,&quot;DOI&quot;:&quot;10.7551/mitpress/8909.001.0001&quot;},&quot;uri&quot;:[&quot;http://zotero.org/users/1913249/items/3AQZ3WDH&quot;],&quot;id&quot;:3874,&quot;suffix&quot;:&quot;&quot;,&quot;uris&quot;:[&quot;http://zotero.org/users/1913249/items/3AQZ3WDH&quot;]}],&quot;properties&quot;:{&quot;formattedCitation&quot;:&quot;[@tekinbas_quest_2010]&quot;,&quot;noteIndex&quot;:0},&quot;citationID&quot;:&quot;pagduekd&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prefix&quot;:&quot;&quot;,&quot;itemData&quot;:{&quot;issued&quot;:{&quot;date-parts&quot;:[[2017]]},&quot;note&quot;:&quot;Accepted: 2019-03-26 23:55&quot;,&quot;language&quot;:&quot;English&quot;,&quot;id&quot;:&quot;boyle_retro-futurism_2017&quot;,&quot;editor&quot;:[{&quot;given&quot;:&quot;Jen&quot;,&quot;family&quot;:&quot;Boyle&quot;},{&quot;given&quot;:&quot;Wan-Chuan&quot;,&quot;family&quot;:&quot;Kao&quot;}],&quot;publisher&quot;:&quot;punctum books&quot;,&quot;title&quot;:&quot;The retro-futurism of cuteness&quot;,&quot;accessed&quot;:{&quot;date-parts&quot;:[[2022,8,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type&quot;:&quot;book&quot;,&quot;source&quot;:&quot;library.oapen.org&quot;,&quot;citation-key&quot;:&quot;boyle_retro-futurism_2017&quot;,&quot;DOI&quot;:&quot;10.21983/P3.0188.1.00&quot;},&quot;uri&quot;:[&quot;http://zotero.org/users/1913249/items/47HDZ7GT&quot;],&quot;id&quot;:3743,&quot;suffix&quot;:&quot;&quot;,&quot;uris&quot;:[&quot;http://zotero.org/users/1913249/items/47HDZ7GT&quot;]}],&quot;properties&quot;:{&quot;formattedCitation&quot;:&quot;[@boyle_retro-futurism_2017]&quot;,&quot;noteIndex&quot;:0},&quot;citationID&quot;:&quot;zhunukxh&quot;} RNDjvxbyncerx"/>&lt;Do Zotero Refresh: [@boyle_retro-futurism_2017]&gt;<text:reference-mark-end text:name="ZOTERO_ITEM CSL_CITATION {&quot;schema&quot;:&quot;https://github.com/citation-style-language/schema/raw/master/csl-citation.json&quot;,&quot;citationItems&quot;:[{&quot;prefix&quot;:&quot;&quot;,&quot;itemData&quot;:{&quot;issued&quot;:{&quot;date-parts&quot;:[[2017]]},&quot;note&quot;:&quot;Accepted: 2019-03-26 23:55&quot;,&quot;language&quot;:&quot;English&quot;,&quot;id&quot;:&quot;boyle_retro-futurism_2017&quot;,&quot;editor&quot;:[{&quot;given&quot;:&quot;Jen&quot;,&quot;family&quot;:&quot;Boyle&quot;},{&quot;given&quot;:&quot;Wan-Chuan&quot;,&quot;family&quot;:&quot;Kao&quot;}],&quot;publisher&quot;:&quot;punctum books&quot;,&quot;title&quot;:&quot;The retro-futurism of cuteness&quot;,&quot;accessed&quot;:{&quot;date-parts&quot;:[[2022,8,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type&quot;:&quot;book&quot;,&quot;source&quot;:&quot;library.oapen.org&quot;,&quot;citation-key&quot;:&quot;boyle_retro-futurism_2017&quot;,&quot;DOI&quot;:&quot;10.21983/P3.0188.1.00&quot;},&quot;uri&quot;:[&quot;http://zotero.org/users/1913249/items/47HDZ7GT&quot;],&quot;id&quot;:3743,&quot;suffix&quot;:&quot;&quot;,&quot;uris&quot;:[&quot;http://zotero.org/users/1913249/items/47HDZ7GT&quot;]}],&quot;properties&quot;:{&quot;formattedCitation&quot;:&quot;[@boyle_retro-futurism_2017]&quot;,&quot;noteIndex&quot;:0},&quot;citationID&quot;:&quot;zhunukxh&quot;} RNDjvxbyncerx"/>.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prefix&quot;:&quot;&quot;,&quot;itemData&quot;:{&quot;issued&quot;:{&quot;date-parts&quot;:[[2014,8]]},&quot;container-title&quot;:&quot;DiGRA - Proceedings of the 2013 DiGRA International Conference: DeFragging Game Studies&quot;,&quot;id&quot;:&quot;garda_nostalgia_2014&quot;,&quot;type&quot;:&quot;paper-conference&quot;,&quot;URL&quot;:&quot;http://www.digra.org/wp-content/uploads/digital-library/paper_310.pdf&quot;,&quot;title&quot;:&quot;Nostalgia in retro game design&quot;,&quot;author&quot;:[{&quot;given&quot;:&quot;Maria B&quot;,&quot;family&quot;:&quot;Garda&quot;}],&quot;citation-key&quot;:&quot;garda_nostalgia_2014&quot;,&quot;ISBN&quot;:&quot;ISSN 2342-9666&quot;},&quot;uri&quot;:[&quot;http://zotero.org/users/1913249/items/U5QUFD8Q&quot;],&quot;id&quot;:3757,&quot;suffix&quot;:&quot;&quot;,&quot;uris&quot;:[&quot;http://zotero.org/users/1913249/items/U5QUFD8Q&quot;]}],&quot;properties&quot;:{&quot;formattedCitation&quot;:&quot;[@garda_nostalgia_2014]&quot;,&quot;noteIndex&quot;:0},&quot;citationID&quot;:&quot;jbalbgzx&quot;} RNDwgojtnrnbl"/>&lt;Do Zotero Refresh: [@garda_nostalgia_2014]&gt;<text:reference-mark-end text:name="ZOTERO_ITEM CSL_CITATION {&quot;schema&quot;:&quot;https://github.com/citation-style-language/schema/raw/master/csl-citation.json&quot;,&quot;citationItems&quot;:[{&quot;prefix&quot;:&quot;&quot;,&quot;itemData&quot;:{&quot;issued&quot;:{&quot;date-parts&quot;:[[2014,8]]},&quot;container-title&quot;:&quot;DiGRA - Proceedings of the 2013 DiGRA International Conference: DeFragging Game Studies&quot;,&quot;id&quot;:&quot;garda_nostalgia_2014&quot;,&quot;type&quot;:&quot;paper-conference&quot;,&quot;URL&quot;:&quot;http://www.digra.org/wp-content/uploads/digital-library/paper_310.pdf&quot;,&quot;title&quot;:&quot;Nostalgia in retro game design&quot;,&quot;author&quot;:[{&quot;given&quot;:&quot;Maria B&quot;,&quot;family&quot;:&quot;Garda&quot;}],&quot;citation-key&quot;:&quot;garda_nostalgia_2014&quot;,&quot;ISBN&quot;:&quot;ISSN 2342-9666&quot;},&quot;uri&quot;:[&quot;http://zotero.org/users/1913249/items/U5QUFD8Q&quot;],&quot;id&quot;:3757,&quot;suffix&quot;:&quot;&quot;,&quot;uris&quot;:[&quot;http://zotero.org/users/1913249/items/U5QUFD8Q&quot;]}],&quot;properties&quot;:{&quot;formattedCitation&quot;:&quot;[@garda_nostalgia_2014]&quot;,&quot;noteIndex&quot;:0},&quot;citationID&quot;:&quot;jbalbgzx&quot;} RNDwgojtnrnbl"/>.</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schema&quot;:&quot;https://github.com/citation-style-language/schema/raw/master/csl-citation.json&quot;,&quot;citationItems&quot;:[{&quot;prefix&quot;:&quot;&quot;,&quot;itemData&quot;:{&quot;issued&quot;:{&quot;date-parts&quot;:[[2010]]},&quot;publisher&quot;:&quot;Nesta&quot;,&quot;author&quot;:[{&quot;given&quot;:&quot;Ian&quot;,&quot;family&quot;:&quot;Livingstone&quot;},{&quot;given&quot;:&quot;Alex&quot;,&quot;family&quot;:&quot;Hope&quot;}],&quot;id&quot;:&quot;livingstone2010next&quot;,&quot;type&quot;:&quot;book&quot;,&quot;citation-key&quot;:&quot;livingstone2010next&quot;,&quot;title&quot;:&quot;Next Gen: transforming the UK into the world's leading talent hub for the video games and visual effects industries&quot;},&quot;uri&quot;:[&quot;http://zotero.org/users/1913249/items/4NN3EMNW&quot;],&quot;id&quot;:14,&quot;suffix&quot;:&quot;&quot;,&quot;uris&quot;:[&quot;http://zotero.org/users/1913249/items/4NN3EMNW&quot;]}],&quot;properties&quot;:{&quot;formattedCitation&quot;:&quot;[@livingstone2010next]&quot;,&quot;noteIndex&quot;:0},&quot;citationID&quot;:&quot;yyshtqjr&quot;} RNDelwvifxjry"/>&lt;Do Zotero Refresh: [@livingstone2010next]&gt;<text:reference-mark-end text:name="ZOTERO_ITEM CSL_CITATION {&quot;schema&quot;:&quot;https://github.com/citation-style-language/schema/raw/master/csl-citation.json&quot;,&quot;citationItems&quot;:[{&quot;prefix&quot;:&quot;&quot;,&quot;itemData&quot;:{&quot;issued&quot;:{&quot;date-parts&quot;:[[2010]]},&quot;publisher&quot;:&quot;Nesta&quot;,&quot;author&quot;:[{&quot;given&quot;:&quot;Ian&quot;,&quot;family&quot;:&quot;Livingstone&quot;},{&quot;given&quot;:&quot;Alex&quot;,&quot;family&quot;:&quot;Hope&quot;}],&quot;id&quot;:&quot;livingstone2010next&quot;,&quot;type&quot;:&quot;book&quot;,&quot;citation-key&quot;:&quot;livingstone2010next&quot;,&quot;title&quot;:&quot;Next Gen: transforming the UK into the world's leading talent hub for the video games and visual effects industries&quot;},&quot;uri&quot;:[&quot;http://zotero.org/users/1913249/items/4NN3EMNW&quot;],&quot;id&quot;:14,&quot;suffix&quot;:&quot;&quot;,&quot;uris&quot;:[&quot;http://zotero.org/users/1913249/items/4NN3EMNW&quot;]}],&quot;properties&quot;:{&quot;formattedCitation&quot;:&quot;[@livingstone2010next]&quot;,&quot;noteIndex&quot;:0},&quot;citationID&quot;:&quot;yyshtqjr&quot;} RNDelwvifxjry"/>. While my experience aligned with research which exposes the wider challenges of introducing project approaches in UK 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tems&quot;:[{&quot;prefix&quot;:&quot;&quot;,&quot;itemData&quot;:{&quot;issued&quot;:{&quot;date-parts&quot;:[[2011]]},&quot;container-title&quot;:&quot;National Endowment for Science, Technology and the Arts (NESTA), London, UK&quot;,&quot;author&quot;:[{&quot;given&quot;:&quot;Ian&quot;,&quot;family&quot;:&quot;Livingstone&quot;},{&quot;given&quot;:&quot;Alex&quot;,&quot;family&quot;:&quot;Hope&quot;}],&quot;id&quot;:&quot;livingstone_next_2011&quot;,&quot;type&quot;:&quot;article-journal&quot;,&quot;citation-key&quot;:&quot;livingstone_next_2011&quot;,&quot;title&quot;:&quot;Next Gen: Transforming the UK into the world’s leading talent hub for the video games and visual effects industries&quot;},&quot;uri&quot;:[&quot;http://zotero.org/users/1913249/items/VBXU3WDU&quot;],&quot;id&quot;:3457,&quot;suffix&quot;:&quot;&quot;,&quot;uris&quot;:[&quot;http://zotero.org/users/1913249/items/VBXU3WDU&quot;]}],&quot;properties&quot;:{&quot;formattedCitation&quot;:&quot;[@livingstone_next_2011]&quot;,&quot;noteIndex&quot;:0},&quot;citationID&quot;:&quot;prwlykvr&quot;} RNDxmfyxdwqlq"/>&lt;Do Zotero Refresh: [@livingstone_next_2011]&gt;<text:reference-mark-end text:name="ZOTERO_ITEM CSL_CITATION {&quot;schema&quot;:&quot;https://github.com/citation-style-language/schema/raw/master/csl-citation.json&quot;,&quot;citationItems&quot;:[{&quot;prefix&quot;:&quot;&quot;,&quot;itemData&quot;:{&quot;issued&quot;:{&quot;date-parts&quot;:[[2011]]},&quot;container-title&quot;:&quot;National Endowment for Science, Technology and the Arts (NESTA), London, UK&quot;,&quot;author&quot;:[{&quot;given&quot;:&quot;Ian&quot;,&quot;family&quot;:&quot;Livingstone&quot;},{&quot;given&quot;:&quot;Alex&quot;,&quot;family&quot;:&quot;Hope&quot;}],&quot;id&quot;:&quot;livingstone_next_2011&quot;,&quot;type&quot;:&quot;article-journal&quot;,&quot;citation-key&quot;:&quot;livingstone_next_2011&quot;,&quot;title&quot;:&quot;Next Gen: Transforming the UK into the world’s leading talent hub for the video games and visual effects industries&quot;},&quot;uri&quot;:[&quot;http://zotero.org/users/1913249/items/VBXU3WDU&quot;],&quot;id&quot;:3457,&quot;suffix&quot;:&quot;&quot;,&quot;uris&quot;:[&quot;http://zotero.org/users/1913249/items/VBXU3WDU&quot;]}],&quot;properties&quot;:{&quot;formattedCitation&quot;:&quot;[@livingstone_next_2011]&quot;,&quot;noteIndex&quot;:0},&quot;citationID&quot;:&quot;prwlykvr&quot;} RNDxmfyxdwqlq"/>.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schema&quot;:&quot;https://github.com/citation-style-language/schema/raw/master/csl-citation.json&quot;,&quot;citationItems&quot;:[{&quot;prefix&quot;:&quot;&quot;,&quot;itemData&quot;:{&quot;issued&quot;:{&quot;date-parts&quot;:[[2017]]},&quot;language&quot;:&quot;en&quot;,&quot;id&quot;:&quot;waite_pedagogy_2017&quot;,&quot;type&quot;:&quot;report&quot;,&quot;publisher&quot;:&quot;Royal Society&quot;,&quot;page&quot;:&quot;90&quot;,&quot;URL&quot;:&quot;https://royalsociety.org/%7E/media/policy/projects/computing-education/literature-review-pedagogy-in-teaching.pdf&quot;,&quot;author&quot;:[{&quot;given&quot;:&quot;Jane&quot;,&quot;family&quot;:&quot;Waite&quot;}],&quot;title&quot;:&quot;Pedagogy in teaching Computer Science in schools: A Literature Review&quot;,&quot;citation-key&quot;:&quot;waite_pedagogy_2017&quot;,&quot;source&quot;:&quot;Zotero&quot;},&quot;uri&quot;:[&quot;http://zotero.org/users/1913249/items/R4M4KKC8&quot;],&quot;id&quot;:3869,&quot;suffix&quot;:&quot;&quot;,&quot;uris&quot;:[&quot;http://zotero.org/users/1913249/items/R4M4KKC8&quot;]}],&quot;properties&quot;:{&quot;formattedCitation&quot;:&quot;[@waite_pedagogy_2017]&quot;,&quot;noteIndex&quot;:0},&quot;citationID&quot;:&quot;huhlfeho&quot;} RNDkexcdmtzyr"/>&lt;Do Zotero Refresh: [@waite_pedagogy_2017]&gt;<text:reference-mark-end text:name="ZOTERO_ITEM CSL_CITATION {&quot;schema&quot;:&quot;https://github.com/citation-style-language/schema/raw/master/csl-citation.json&quot;,&quot;citationItems&quot;:[{&quot;prefix&quot;:&quot;&quot;,&quot;itemData&quot;:{&quot;issued&quot;:{&quot;date-parts&quot;:[[2017]]},&quot;language&quot;:&quot;en&quot;,&quot;id&quot;:&quot;waite_pedagogy_2017&quot;,&quot;type&quot;:&quot;report&quot;,&quot;publisher&quot;:&quot;Royal Society&quot;,&quot;page&quot;:&quot;90&quot;,&quot;URL&quot;:&quot;https://royalsociety.org/%7E/media/policy/projects/computing-education/literature-review-pedagogy-in-teaching.pdf&quot;,&quot;author&quot;:[{&quot;given&quot;:&quot;Jane&quot;,&quot;family&quot;:&quot;Waite&quot;}],&quot;title&quot;:&quot;Pedagogy in teaching Computer Science in schools: A Literature Review&quot;,&quot;citation-key&quot;:&quot;waite_pedagogy_2017&quot;,&quot;source&quot;:&quot;Zotero&quot;},&quot;uri&quot;:[&quot;http://zotero.org/users/1913249/items/R4M4KKC8&quot;],&quot;id&quot;:3869,&quot;suffix&quot;:&quot;&quot;,&quot;uris&quot;:[&quot;http://zotero.org/users/1913249/items/R4M4KKC8&quot;]}],&quot;properties&quot;:{&quot;formattedCitation&quot;:&quot;[@waite_pedagogy_2017]&quot;,&quot;noteIndex&quot;:0},&quot;citationID&quot;:&quot;huhlfeho&quot;} RNDkexcdmtzyr"/>,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0">for intrinsic pleasure of making games or other products</text:p>
        </text:list-item>
        <text:list-item>
          <text:p text:style-name="P10">for commercial purposes to join games industry</text:p>
        </text:list-item>
        <text:list-item>
          <text:p text:style-name="P10">STEM pipeline in more general terms</text:p>
        </text:list-item>
        <text:list-item>
          <text:p text:style-name="P10">for empowerment of individual and health of society</text:p>
        </text:list-item>
      </text:list>
      <text:h text:style-name="Heading_20_3" text:outline-level="3"><text:bookmark-start text:name="the-context-of-retro-gaming"/>The context of retro gaming<text:bookmark-end text:name="the-context-of-retro-gaming"/></text:h>
      <text:p text:style-name="First_20_paragraph">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11">
        <text:list-item>
          <text:p text:style-name="P11">Retro games have a particular aesthetic driven by graphical limitations</text:p>
        </text:list-item>
        <text:list-item>
          <text:p text:style-name="P11">Simplified game mechanics</text:p>
        </text:list-item>
        <text:list-item>
          <text:p text:style-name="P11">For older participants, the effect of nostalgia is significant.</text:p>
        </text:list-item>
      </text:list>
      <text:p text:style-name="First_20_paragraph">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12">Motivations of game making activity.</text:p>
        </text:list-item>
      </text:list>
      <text:p text:style-name="First_20_paragraph">[pick up from Intro - move entirely to intro ] - From Kafai’s review (not directly) draw on - personal - more general / social / 21st C, computational fluency - more general / social / 21st C, - Computational Fluency - expression <text:reference-mark-start text:name="ZOTERO_ITEM CSL_CITATION {&quot;schema&quot;:&quot;https://github.com/citation-style-language/schema/raw/master/csl-citation.json&quot;,&quot;citationItems&quot;:[{&quot;prefix&quot;:&quot;&quot;,&quot;itemData&quot;:{&quot;issued&quot;:{&quot;date-parts&quot;:[[2021]]},&quot;language&quot;:&quot;en&quot;,&quot;type&quot;:&quot;book&quot;,&quot;publisher&quot;:&quot;Routledge&quot;,&quot;title&quot;:&quot;Coding as a playground: programming and computational thinking in the early childhood classroom&quot;,&quot;edition&quot;:&quot;Second edition&quot;,&quot;citation-key&quot;:&quot;bers_coding_2021&quot;,&quot;ISBN&quot;:&quot;978-1-00-302260-2&quot;,&quot;publisher-place&quot;:&quot;New York, NY&quot;,&quot;event-place&quot;:&quot;New York, NY&quot;,&quot;id&quot;:&quot;bers_coding_2021&quot;,&quot;number-of-pages&quot;:&quot;1&quot;,&quot;title-short&quot;:&quot;Coding as a playground&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author&quot;:[{&quot;given&quot;:&quot;Marina Umaschi&quot;,&quot;family&quot;:&quot;Bers&quot;}],&quot;call-number&quot;:&quot;LB1139.35.C64&quot;,&quot;source&quot;:&quot;Library of Congress ISBN&quot;},&quot;uri&quot;:[&quot;http://zotero.org/users/1913249/items/4DXHZWQI&quot;],&quot;id&quot;:3734,&quot;suffix&quot;:&quot;&quot;,&quot;uris&quot;:[&quot;http://zotero.org/users/1913249/items/4DXHZWQI&quot;]},{&quot;prefix&quot;:&quot;&quot;,&quot;itemData&quot;:{&quot;issued&quot;:{&quot;date-parts&quot;:[[2001,3]]},&quot;language&quot;:&quot;en&quot;,&quot;container-title-short&quot;:&quot;Commun. ACM&quot;,&quot;type&quot;:&quot;article-journal&quot;,&quot;URL&quot;:&quot;https://dl.acm.org/doi/10.1145/365181.365251&quot;,&quot;title&quot;:&quot;Closing the fluency gap&quot;,&quot;citation-key&quot;:&quot;resnick_closing_2001&quot;,&quot;ISSN&quot;:&quot;0001-0782, 1557-7317&quot;,&quot;issue&quot;:&quot;3&quot;,&quot;id&quot;:&quot;resnick_closing_2001&quot;,&quot;page&quot;:&quot;144-145&quot;,&quot;accessed&quot;:{&quot;date-parts&quot;:[[2023,2,24]]},&quot;volume&quot;:&quot;44&quot;,&quot;author&quot;:[{&quot;given&quot;:&quot;Mitchel&quot;,&quot;family&quot;:&quot;Resnick&quot;}],&quot;container-title&quot;:&quot;Communications of the ACM&quot;,&quot;source&quot;:&quot;DOI.org (Crossref)&quot;,&quot;DOI&quot;:&quot;10.1145/365181.365251&quot;},&quot;uri&quot;:[&quot;http://zotero.org/users/1913249/items/8GBPLA45&quot;],&quot;id&quot;:3711,&quot;suffix&quot;:&quot;&quot;,&quot;uris&quot;:[&quot;http://zotero.org/users/1913249/items/8GBPLA45&quot;]},{&quot;prefix&quot;:&quot;&quot;,&quot;itemData&quot;:{&quot;issued&quot;:{&quot;date-parts&quot;:[[2017,3,8]]},&quot;type&quot;:&quot;paper-conference&quot;,&quot;publisher&quot;:&quot;Association for Computing Machinery&quot;,&quot;title&quot;:&quot;Fulfilling Papert's Dream: Computational Fluency for All&quot;,&quot;citation-key&quot;:&quot;resnick_fulfilling_2017&quot;,&quot;ISBN&quot;:&quot;978-1-4503-4698-6&quot;,&quot;publisher-place&quot;:&quot;New York, NY, USA&quot;,&quot;container-title&quot;:&quot;Proceedings of the 2017 ACM SIGCSE Technical Symposium on Computer Science Education&quot;,&quot;event-place&quot;:&quot;New York, NY, USA&quot;,&quot;id&quot;:&quot;resnick_fulfilling_2017&quot;,&quot;title-short&quot;:&quot;Fulfilling Papert's Dream&quot;,&quot;page&quot;:&quot;5&quot;,&quot;accessed&quot;:{&quot;date-parts&quot;:[[2023,2,24]]},&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URL&quot;:&quot;https://doi.org/10.1145/3017680.3025046&quot;,&quot;author&quot;:[{&quot;given&quot;:&quot;Mitchel&quot;,&quot;family&quot;:&quot;Resnick&quot;}],&quot;source&quot;:&quot;ACM Digital Library&quot;,&quot;collection-title&quot;:&quot;SIGCSE '17&quot;,&quot;DOI&quot;:&quot;10.1145/3017680.3025046&quot;},&quot;uri&quot;:[&quot;http://zotero.org/users/1913249/items/J98GUNRM&quot;],&quot;id&quot;:3710,&quot;suffix&quot;:&quot;&quot;,&quot;uris&quot;:[&quot;http://zotero.org/users/1913249/items/J98GUNRM&quot;]}],&quot;properties&quot;:{&quot;formattedCitation&quot;:&quot;[@bers_coding_2021; @resnick_closing_2001; @resnick_fulfilling_2017]&quot;,&quot;noteIndex&quot;:0},&quot;citationID&quot;:&quot;jtjhgpgd&quot;} RNDtduetbybne"/>&lt;Do Zotero Refresh: [@bers_coding_2021; @resnick_closing_2001; @resnick_fulfilling_2017]&gt;<text:reference-mark-end text:name="ZOTERO_ITEM CSL_CITATION {&quot;schema&quot;:&quot;https://github.com/citation-style-language/schema/raw/master/csl-citation.json&quot;,&quot;citationItems&quot;:[{&quot;prefix&quot;:&quot;&quot;,&quot;itemData&quot;:{&quot;issued&quot;:{&quot;date-parts&quot;:[[2021]]},&quot;language&quot;:&quot;en&quot;,&quot;type&quot;:&quot;book&quot;,&quot;publisher&quot;:&quot;Routledge&quot;,&quot;title&quot;:&quot;Coding as a playground: programming and computational thinking in the early childhood classroom&quot;,&quot;edition&quot;:&quot;Second edition&quot;,&quot;citation-key&quot;:&quot;bers_coding_2021&quot;,&quot;ISBN&quot;:&quot;978-1-00-302260-2&quot;,&quot;publisher-place&quot;:&quot;New York, NY&quot;,&quot;event-place&quot;:&quot;New York, NY&quot;,&quot;id&quot;:&quot;bers_coding_2021&quot;,&quot;number-of-pages&quot;:&quot;1&quot;,&quot;title-short&quot;:&quot;Coding as a playground&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author&quot;:[{&quot;given&quot;:&quot;Marina Umaschi&quot;,&quot;family&quot;:&quot;Bers&quot;}],&quot;call-number&quot;:&quot;LB1139.35.C64&quot;,&quot;source&quot;:&quot;Library of Congress ISBN&quot;},&quot;uri&quot;:[&quot;http://zotero.org/users/1913249/items/4DXHZWQI&quot;],&quot;id&quot;:3734,&quot;suffix&quot;:&quot;&quot;,&quot;uris&quot;:[&quot;http://zotero.org/users/1913249/items/4DXHZWQI&quot;]},{&quot;prefix&quot;:&quot;&quot;,&quot;itemData&quot;:{&quot;issued&quot;:{&quot;date-parts&quot;:[[2001,3]]},&quot;language&quot;:&quot;en&quot;,&quot;container-title-short&quot;:&quot;Commun. ACM&quot;,&quot;type&quot;:&quot;article-journal&quot;,&quot;URL&quot;:&quot;https://dl.acm.org/doi/10.1145/365181.365251&quot;,&quot;title&quot;:&quot;Closing the fluency gap&quot;,&quot;citation-key&quot;:&quot;resnick_closing_2001&quot;,&quot;ISSN&quot;:&quot;0001-0782, 1557-7317&quot;,&quot;issue&quot;:&quot;3&quot;,&quot;id&quot;:&quot;resnick_closing_2001&quot;,&quot;page&quot;:&quot;144-145&quot;,&quot;accessed&quot;:{&quot;date-parts&quot;:[[2023,2,24]]},&quot;volume&quot;:&quot;44&quot;,&quot;author&quot;:[{&quot;given&quot;:&quot;Mitchel&quot;,&quot;family&quot;:&quot;Resnick&quot;}],&quot;container-title&quot;:&quot;Communications of the ACM&quot;,&quot;source&quot;:&quot;DOI.org (Crossref)&quot;,&quot;DOI&quot;:&quot;10.1145/365181.365251&quot;},&quot;uri&quot;:[&quot;http://zotero.org/users/1913249/items/8GBPLA45&quot;],&quot;id&quot;:3711,&quot;suffix&quot;:&quot;&quot;,&quot;uris&quot;:[&quot;http://zotero.org/users/1913249/items/8GBPLA45&quot;]},{&quot;prefix&quot;:&quot;&quot;,&quot;itemData&quot;:{&quot;issued&quot;:{&quot;date-parts&quot;:[[2017,3,8]]},&quot;type&quot;:&quot;paper-conference&quot;,&quot;publisher&quot;:&quot;Association for Computing Machinery&quot;,&quot;title&quot;:&quot;Fulfilling Papert's Dream: Computational Fluency for All&quot;,&quot;citation-key&quot;:&quot;resnick_fulfilling_2017&quot;,&quot;ISBN&quot;:&quot;978-1-4503-4698-6&quot;,&quot;publisher-place&quot;:&quot;New York, NY, USA&quot;,&quot;container-title&quot;:&quot;Proceedings of the 2017 ACM SIGCSE Technical Symposium on Computer Science Education&quot;,&quot;event-place&quot;:&quot;New York, NY, USA&quot;,&quot;id&quot;:&quot;resnick_fulfilling_2017&quot;,&quot;title-short&quot;:&quot;Fulfilling Papert's Dream&quot;,&quot;page&quot;:&quot;5&quot;,&quot;accessed&quot;:{&quot;date-parts&quot;:[[2023,2,24]]},&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URL&quot;:&quot;https://doi.org/10.1145/3017680.3025046&quot;,&quot;author&quot;:[{&quot;given&quot;:&quot;Mitchel&quot;,&quot;family&quot;:&quot;Resnick&quot;}],&quot;source&quot;:&quot;ACM Digital Library&quot;,&quot;collection-title&quot;:&quot;SIGCSE '17&quot;,&quot;DOI&quot;:&quot;10.1145/3017680.3025046&quot;},&quot;uri&quot;:[&quot;http://zotero.org/users/1913249/items/J98GUNRM&quot;],&quot;id&quot;:3710,&quot;suffix&quot;:&quot;&quot;,&quot;uris&quot;:[&quot;http://zotero.org/users/1913249/items/J98GUNRM&quot;]}],&quot;properties&quot;:{&quot;formattedCitation&quot;:&quot;[@bers_coding_2021; @resnick_closing_2001; @resnick_fulfilling_2017]&quot;,&quot;noteIndex&quot;:0},&quot;citationID&quot;:&quot;jtjhgpgd&quot;} RNDtduetbybne"/></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13">DIY music and protest event organisation</text:p>
        </text:list-item>
        <text:list-item>
          <text:p text:style-name="P13">Participatory media making for social and environmental causes</text:p>
        </text:list-item>
        <text:list-item>
          <text:p text:style-name="P13">Documentation writing using collaborative processes</text:p>
        </text:list-item>
        <text:list-item>
          <text:p text:style-name="P13">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14">Hive Manchester and Code Club</text:p>
        </text:list-item>
        <text:list-item>
          <text:p text:style-name="P14">Coder Dojo</text:p>
        </text:list-item>
        <text:list-item>
          <text:p text:style-name="P14">Creative coding at Manchester Libraries</text:p>
        </text:list-item>
        <text:list-item>
          <text:p text:style-name="P14">Speciality training for PGCE and Primary Education programmes</text:p>
        </text:list-item>
        <text:list-item>
          <text:p text:style-name="P1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schema&quot;:&quot;https://github.com/citation-style-language/schema/raw/master/csl-citation.json&quot;,&quot;citationItems&quot;:[{&quot;prefix&quot;:&quot;&quot;,&quot;itemData&quot;:{&quot;issued&quot;:{&quot;date-parts&quot;:[[2016,10,1]]},&quot;type&quot;:&quot;article-journal&quot;,&quot;publisher&quot;:&quot;Routledge&quot;,&quot;title&quot;:&quot;None But Ourselves Can Free Our Minds: Critical Computational Literacy as a Pedagogy of Resistance&quot;,&quot;citation-key&quot;:&quot;lee_none_2016&quot;,&quot;ISSN&quot;:&quot;1066-5684&quot;,&quot;issue&quot;:&quot;4&quot;,&quot;id&quot;:&quot;lee_none_2016&quot;,&quot;title-short&quot;:&quot;None But Ourselves Can Free Our Minds&quot;,&quot;page&quot;:&quot;480-492&quot;,&quot;accessed&quot;:{&quot;date-parts&quot;:[[2023,10,2]]},&quot;volume&quot;:&quot;49&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URL&quot;:&quot;https://doi.org/10.1080/10665684.2016.1227157&quot;,&quot;author&quot;:[{&quot;given&quot;:&quot;Clifford H.&quot;,&quot;family&quot;:&quot;Lee&quot;},{&quot;given&quot;:&quot;Elisabeth&quot;,&quot;family&quot;:&quot;Soep&quot;}],&quot;container-title&quot;:&quot;Equity &amp; Excellence in Education&quot;,&quot;source&quot;:&quot;Taylor and Francis+NEJM&quot;,&quot;DOI&quot;:&quot;10.1080/10665684.2016.1227157&quot;},&quot;uri&quot;:[&quot;http://zotero.org/users/1913249/items/NN25MFNI&quot;],&quot;id&quot;:8970,&quot;suffix&quot;:&quot;&quot;,&quot;uris&quot;:[&quot;http://zotero.org/users/1913249/items/NN25MFNI&quot;]}],&quot;properties&quot;:{&quot;formattedCitation&quot;:&quot;[@lee_none_2016]&quot;,&quot;noteIndex&quot;:0},&quot;citationID&quot;:&quot;gutrzqtc&quot;} RNDdncbflvotb"/>&lt;Do Zotero Refresh: [@lee_none_2016]&gt;<text:reference-mark-end text:name="ZOTERO_ITEM CSL_CITATION {&quot;schema&quot;:&quot;https://github.com/citation-style-language/schema/raw/master/csl-citation.json&quot;,&quot;citationItems&quot;:[{&quot;prefix&quot;:&quot;&quot;,&quot;itemData&quot;:{&quot;issued&quot;:{&quot;date-parts&quot;:[[2016,10,1]]},&quot;type&quot;:&quot;article-journal&quot;,&quot;publisher&quot;:&quot;Routledge&quot;,&quot;title&quot;:&quot;None But Ourselves Can Free Our Minds: Critical Computational Literacy as a Pedagogy of Resistance&quot;,&quot;citation-key&quot;:&quot;lee_none_2016&quot;,&quot;ISSN&quot;:&quot;1066-5684&quot;,&quot;issue&quot;:&quot;4&quot;,&quot;id&quot;:&quot;lee_none_2016&quot;,&quot;title-short&quot;:&quot;None But Ourselves Can Free Our Minds&quot;,&quot;page&quot;:&quot;480-492&quot;,&quot;accessed&quot;:{&quot;date-parts&quot;:[[2023,10,2]]},&quot;volume&quot;:&quot;49&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URL&quot;:&quot;https://doi.org/10.1080/10665684.2016.1227157&quot;,&quot;author&quot;:[{&quot;given&quot;:&quot;Clifford H.&quot;,&quot;family&quot;:&quot;Lee&quot;},{&quot;given&quot;:&quot;Elisabeth&quot;,&quot;family&quot;:&quot;Soep&quot;}],&quot;container-title&quot;:&quot;Equity &amp; Excellence in Education&quot;,&quot;source&quot;:&quot;Taylor and Francis+NEJM&quot;,&quot;DOI&quot;:&quot;10.1080/10665684.2016.1227157&quot;},&quot;uri&quot;:[&quot;http://zotero.org/users/1913249/items/NN25MFNI&quot;],&quot;id&quot;:8970,&quot;suffix&quot;:&quot;&quot;,&quot;uris&quot;:[&quot;http://zotero.org/users/1913249/items/NN25MFNI&quot;]}],&quot;properties&quot;:{&quot;formattedCitation&quot;:&quot;[@lee_none_2016]&quot;,&quot;noteIndex&quot;:0},&quot;citationID&quot;:&quot;gutrzqtc&quot;} RNDdncbflvotb"/>.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schema&quot;:&quot;https://github.com/citation-style-language/schema/raw/master/csl-citation.json&quot;,&quot;citationItems&quot;:[{&quot;prefix&quot;:&quot;&quot;,&quot;itemData&quot;:{&quot;issued&quot;:{&quot;date-parts&quot;:[[2017,3,21]]},&quot;type&quot;:&quot;book&quot;,&quot;event-place&quot;:&quot;Pittsburgh&quot;,&quot;language&quot;:&quot;en&quot;,&quot;id&quot;:&quot;kafai_diversifying_2017&quot;,&quot;number-of-pages&quot;:&quot;320&quot;,&quot;publisher&quot;:&quot;ETC Press&quot;,&quot;title&quot;:&quot;Diversifying barbie and mortal kombat: intersectional perspectives and inclusive designs in gaming&quot;,&quot;title-short&quot;:&quot;Diversifying barbie and mortal kombat&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author&quot;:[{&quot;given&quot;:&quot;Yasmin&quot;,&quot;family&quot;:&quot;Kafai&quot;},{&quot;given&quot;:&quot;Gabriela T.&quot;,&quot;family&quot;:&quot;Richard&quot;},{&quot;given&quot;:&quot;Brendesha M.&quot;,&quot;family&quot;:&quot;Tynes&quot;}],&quot;ISBN&quot;:&quot;978-1-365-83026-6&quot;,&quot;citation-key&quot;:&quot;kafai_diversifying_2017&quot;,&quot;DOI&quot;:&quot;10.1184/R1/6686738&quot;},&quot;uri&quot;:[&quot;http://zotero.org/users/1913249/items/BB9XR78K&quot;],&quot;id&quot;:3760,&quot;suffix&quot;:&quot;&quot;,&quot;uris&quot;:[&quot;http://zotero.org/users/1913249/items/BB9XR78K&quot;]},{&quot;prefix&quot;:&quot;&quot;,&quot;itemData&quot;:{&quot;issued&quot;:{&quot;date-parts&quot;:[[2014]]},&quot;type&quot;:&quot;paper-conference&quot;,&quot;publisher&quot;:&quot;European Society for Socially Embedded Technologies&quot;,&quot;title&quot;:&quot;Beyond game design for broadening participation: building new clubhouses of computing for girls&quot;,&quot;citation-key&quot;:&quot;kafai_beyond_2014&quot;,&quot;ISBN&quot;:&quot;978-1-4503-2105-1&quot;,&quot;publisher-place&quot;:&quot;Siegen, Germany, Germany&quot;,&quot;container-title&quot;:&quot;Proceedings of Gender and IT Appropriation. Science and Practice on Dialogue - Forum for Interdisciplinary Exchange&quot;,&quot;event-place&quot;:&quot;Siegen, Germany, Germany&quot;,&quot;id&quot;:&quot;kafai_beyond_2014&quot;,&quot;title-short&quot;:&quot;Beyond game design for broadening participation&quot;,&quot;page&quot;:&quot;21:21–21:28&quot;,&quot;accessed&quot;:{&quot;date-parts&quot;:[[2018,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URL&quot;:&quot;http://dl.acm.org/citation.cfm?id=2670296.2670301&quot;,&quot;collection-title&quot;:&quot;Gender IT '14&quot;,&quot;source&quot;:&quot;ACM Digital Library&quot;},&quot;uri&quot;:[&quot;http://zotero.org/users/1913249/items/XCATBQNK&quot;],&quot;id&quot;:3759,&quot;suffix&quot;:&quot;&quot;,&quot;uris&quot;:[&quot;http://zotero.org/users/1913249/items/XCATBQNK&quot;]}],&quot;properties&quot;:{&quot;formattedCitation&quot;:&quot;[@kafai_diversifying_2017; @kafai_beyond_2014]&quot;,&quot;noteIndex&quot;:0},&quot;citationID&quot;:&quot;ezfxdzbw&quot;} RNDbaxpeekxvj"/>&lt;Do Zotero Refresh: [@kafai_diversifying_2017; @kafai_beyond_2014]&gt;<text:reference-mark-end text:name="ZOTERO_ITEM CSL_CITATION {&quot;schema&quot;:&quot;https://github.com/citation-style-language/schema/raw/master/csl-citation.json&quot;,&quot;citationItems&quot;:[{&quot;prefix&quot;:&quot;&quot;,&quot;itemData&quot;:{&quot;issued&quot;:{&quot;date-parts&quot;:[[2017,3,21]]},&quot;type&quot;:&quot;book&quot;,&quot;event-place&quot;:&quot;Pittsburgh&quot;,&quot;language&quot;:&quot;en&quot;,&quot;id&quot;:&quot;kafai_diversifying_2017&quot;,&quot;number-of-pages&quot;:&quot;320&quot;,&quot;publisher&quot;:&quot;ETC Press&quot;,&quot;title&quot;:&quot;Diversifying barbie and mortal kombat: intersectional perspectives and inclusive designs in gaming&quot;,&quot;title-short&quot;:&quot;Diversifying barbie and mortal kombat&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author&quot;:[{&quot;given&quot;:&quot;Yasmin&quot;,&quot;family&quot;:&quot;Kafai&quot;},{&quot;given&quot;:&quot;Gabriela T.&quot;,&quot;family&quot;:&quot;Richard&quot;},{&quot;given&quot;:&quot;Brendesha M.&quot;,&quot;family&quot;:&quot;Tynes&quot;}],&quot;ISBN&quot;:&quot;978-1-365-83026-6&quot;,&quot;citation-key&quot;:&quot;kafai_diversifying_2017&quot;,&quot;DOI&quot;:&quot;10.1184/R1/6686738&quot;},&quot;uri&quot;:[&quot;http://zotero.org/users/1913249/items/BB9XR78K&quot;],&quot;id&quot;:3760,&quot;suffix&quot;:&quot;&quot;,&quot;uris&quot;:[&quot;http://zotero.org/users/1913249/items/BB9XR78K&quot;]},{&quot;prefix&quot;:&quot;&quot;,&quot;itemData&quot;:{&quot;issued&quot;:{&quot;date-parts&quot;:[[2014]]},&quot;type&quot;:&quot;paper-conference&quot;,&quot;publisher&quot;:&quot;European Society for Socially Embedded Technologies&quot;,&quot;title&quot;:&quot;Beyond game design for broadening participation: building new clubhouses of computing for girls&quot;,&quot;citation-key&quot;:&quot;kafai_beyond_2014&quot;,&quot;ISBN&quot;:&quot;978-1-4503-2105-1&quot;,&quot;publisher-place&quot;:&quot;Siegen, Germany, Germany&quot;,&quot;container-title&quot;:&quot;Proceedings of Gender and IT Appropriation. Science and Practice on Dialogue - Forum for Interdisciplinary Exchange&quot;,&quot;event-place&quot;:&quot;Siegen, Germany, Germany&quot;,&quot;id&quot;:&quot;kafai_beyond_2014&quot;,&quot;title-short&quot;:&quot;Beyond game design for broadening participation&quot;,&quot;page&quot;:&quot;21:21–21:28&quot;,&quot;accessed&quot;:{&quot;date-parts&quot;:[[2018,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URL&quot;:&quot;http://dl.acm.org/citation.cfm?id=2670296.2670301&quot;,&quot;collection-title&quot;:&quot;Gender IT '14&quot;,&quot;source&quot;:&quot;ACM Digital Library&quot;},&quot;uri&quot;:[&quot;http://zotero.org/users/1913249/items/XCATBQNK&quot;],&quot;id&quot;:3759,&quot;suffix&quot;:&quot;&quot;,&quot;uris&quot;:[&quot;http://zotero.org/users/1913249/items/XCATBQNK&quot;]}],&quot;properties&quot;:{&quot;formattedCitation&quot;:&quot;[@kafai_diversifying_2017; @kafai_beyond_2014]&quot;,&quot;noteIndex&quot;:0},&quot;citationID&quot;:&quot;ezfxdzbw&quot;} RNDbaxpeekxvj"/>.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citationItems&quot;:[{&quot;prefix&quot;:&quot;&quot;,&quot;itemData&quot;:{&quot;issued&quot;:{&quot;date-parts&quot;:[[2013,3]]},&quot;language&quot;:&quot;en&quot;,&quot;container-title-short&quot;:&quot;Teaching Exceptional Children&quot;,&quot;type&quot;:&quot;article-journal&quot;,&quot;URL&quot;:&quot;http://journals.sagepub.com/doi/10.1177/004005991304500401&quot;,&quot;title&quot;:&quot;Understanding stem education and supporting students through universal design for learning&quot;,&quot;citation-key&quot;:&quot;basham_understanding_2013&quot;,&quot;ISSN&quot;:&quot;0040-0599, 2163-5684&quot;,&quot;issue&quot;:&quot;4&quot;,&quot;id&quot;:&quot;basham_understanding_2013&quot;,&quot;page&quot;:&quot;8-15&quot;,&quot;accessed&quot;:{&quot;date-parts&quot;:[[2022,3,31]]},&quot;volume&quot;:&quot;45&quot;,&quot;author&quot;:[{&quot;given&quot;:&quot;James D.&quot;,&quot;family&quot;:&quot;Basham&quot;},{&quot;given&quot;:&quot;Matthew T.&quot;,&quot;family&quot;:&quot;Marino&quot;}],&quot;container-title&quot;:&quot;Teaching Exceptional Children&quot;,&quot;source&quot;:&quot;DOI.org (Crossref)&quot;,&quot;DOI&quot;:&quot;10.1177/004005991304500401&quot;},&quot;uri&quot;:[&quot;http://zotero.org/users/1913249/items/ZEEIICT3&quot;],&quot;id&quot;:3742,&quot;suffix&quot;:&quot;&quot;,&quot;uris&quot;:[&quot;http://zotero.org/users/1913249/items/ZEEIICT3&quot;]}],&quot;properties&quot;:{&quot;formattedCitation&quot;:&quot;[@basham_understanding_2013]&quot;,&quot;noteIndex&quot;:0},&quot;citationID&quot;:&quot;oplrcnth&quot;} RNDzpwtqatvyw"/>&lt;Do Zotero Refresh: [@basham_understanding_2013]&gt;<text:reference-mark-end text:name="ZOTERO_ITEM CSL_CITATION {&quot;schema&quot;:&quot;https://github.com/citation-style-language/schema/raw/master/csl-citation.json&quot;,&quot;citationItems&quot;:[{&quot;prefix&quot;:&quot;&quot;,&quot;itemData&quot;:{&quot;issued&quot;:{&quot;date-parts&quot;:[[2013,3]]},&quot;language&quot;:&quot;en&quot;,&quot;container-title-short&quot;:&quot;Teaching Exceptional Children&quot;,&quot;type&quot;:&quot;article-journal&quot;,&quot;URL&quot;:&quot;http://journals.sagepub.com/doi/10.1177/004005991304500401&quot;,&quot;title&quot;:&quot;Understanding stem education and supporting students through universal design for learning&quot;,&quot;citation-key&quot;:&quot;basham_understanding_2013&quot;,&quot;ISSN&quot;:&quot;0040-0599, 2163-5684&quot;,&quot;issue&quot;:&quot;4&quot;,&quot;id&quot;:&quot;basham_understanding_2013&quot;,&quot;page&quot;:&quot;8-15&quot;,&quot;accessed&quot;:{&quot;date-parts&quot;:[[2022,3,31]]},&quot;volume&quot;:&quot;45&quot;,&quot;author&quot;:[{&quot;given&quot;:&quot;James D.&quot;,&quot;family&quot;:&quot;Basham&quot;},{&quot;given&quot;:&quot;Matthew T.&quot;,&quot;family&quot;:&quot;Marino&quot;}],&quot;container-title&quot;:&quot;Teaching Exceptional Children&quot;,&quot;source&quot;:&quot;DOI.org (Crossref)&quot;,&quot;DOI&quot;:&quot;10.1177/004005991304500401&quot;},&quot;uri&quot;:[&quot;http://zotero.org/users/1913249/items/ZEEIICT3&quot;],&quot;id&quot;:3742,&quot;suffix&quot;:&quot;&quot;,&quot;uris&quot;:[&quot;http://zotero.org/users/1913249/items/ZEEIICT3&quot;]}],&quot;properties&quot;:{&quot;formattedCitation&quot;:&quot;[@basham_understanding_2013]&quot;,&quot;noteIndex&quot;:0},&quot;citationID&quot;:&quot;oplrcnth&quot;} RNDzpwtqatvyw"/>.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schema&quot;:&quot;https://github.com/citation-style-language/schema/raw/master/csl-citation.json&quot;,&quot;citationItems&quot;:[{&quot;prefix&quot;:&quot;&quot;,&quot;itemData&quot;:{&quot;issued&quot;:{&quot;date-parts&quot;:[[2008]]},&quot;container-title&quot;:&quot;Artículo presentado en la conferencia de British Educational Research Association. Universidad Heriot Watt. Edinburgh&quot;,&quot;author&quot;:[{&quot;given&quot;:&quot;Kristine&quot;,&quot;family&quot;:&quot;Black-Hawkins&quot;},{&quot;given&quot;:&quot;Lani&quot;,&quot;family&quot;:&quot;Florian&quot;},{&quot;given&quot;:&quot;Martyn&quot;,&quot;family&quot;:&quot;Rouse&quot;}],&quot;id&quot;:&quot;black-hawkins_achievement_2008&quot;,&quot;type&quot;:&quot;paper-conference&quot;,&quot;citation-key&quot;:&quot;black-hawkins_achievement_2008&quot;,&quot;title&quot;:&quot;Achievement and inclusion in schools and classrooms: Participation and pedagogy&quot;},&quot;uri&quot;:[&quot;http://zotero.org/users/1913249/items/CTT4LVZ4&quot;],&quot;id&quot;:3616,&quot;suffix&quot;:&quot;&quot;,&quot;uris&quot;:[&quot;http://zotero.org/users/1913249/items/CTT4LVZ4&quot;]}],&quot;properties&quot;:{&quot;formattedCitation&quot;:&quot;[@black-hawkins_achievement_2008]&quot;,&quot;noteIndex&quot;:0},&quot;citationID&quot;:&quot;vztxzrme&quot;} RNDvxcqgqfsii"/>&lt;Do Zotero Refresh: [@black-hawkins_achievement_2008]&gt;<text:reference-mark-end text:name="ZOTERO_ITEM CSL_CITATION {&quot;schema&quot;:&quot;https://github.com/citation-style-language/schema/raw/master/csl-citation.json&quot;,&quot;citationItems&quot;:[{&quot;prefix&quot;:&quot;&quot;,&quot;itemData&quot;:{&quot;issued&quot;:{&quot;date-parts&quot;:[[2008]]},&quot;container-title&quot;:&quot;Artículo presentado en la conferencia de British Educational Research Association. Universidad Heriot Watt. Edinburgh&quot;,&quot;author&quot;:[{&quot;given&quot;:&quot;Kristine&quot;,&quot;family&quot;:&quot;Black-Hawkins&quot;},{&quot;given&quot;:&quot;Lani&quot;,&quot;family&quot;:&quot;Florian&quot;},{&quot;given&quot;:&quot;Martyn&quot;,&quot;family&quot;:&quot;Rouse&quot;}],&quot;id&quot;:&quot;black-hawkins_achievement_2008&quot;,&quot;type&quot;:&quot;paper-conference&quot;,&quot;citation-key&quot;:&quot;black-hawkins_achievement_2008&quot;,&quot;title&quot;:&quot;Achievement and inclusion in schools and classrooms: Participation and pedagogy&quot;},&quot;uri&quot;:[&quot;http://zotero.org/users/1913249/items/CTT4LVZ4&quot;],&quot;id&quot;:3616,&quot;suffix&quot;:&quot;&quot;,&quot;uris&quot;:[&quot;http://zotero.org/users/1913249/items/CTT4LVZ4&quot;]}],&quot;properties&quot;:{&quot;formattedCitation&quot;:&quot;[@black-hawkins_achievement_2008]&quot;,&quot;noteIndex&quot;:0},&quot;citationID&quot;:&quot;vztxzrme&quot;} RNDvxcqgqfsii"/>.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citationItems&quot;:[{&quot;prefix&quot;:&quot;&quot;,&quot;itemData&quot;:{&quot;issued&quot;:{&quot;date-parts&quot;:[[2017]]},&quot;id&quot;:&quot;the_royal_society_after_2017&quot;,&quot;type&quot;:&quot;report&quot;,&quot;publisher&quot;:&quot;The Royal Society&quot;,&quot;title&quot;:&quot;After the Reboot: Computing Education in UK Schools&quot;,&quot;accessed&quot;:{&quot;date-parts&quot;:[[2018,7,2]]},&quot;URL&quot;:&quot;https://royalsociety.org/topics-policy/projects/computing-education/&quot;,&quot;author&quot;:[{&quot;literal&quot;:&quot;The Royal Society&quot;}],&quot;title-short&quot;:&quot;After the Reboot&quot;,&quot;citation-key&quot;:&quot;the_royal_society_after_2017&quot;,&quot;source&quot;:&quot;ResearchGate&quot;},&quot;uri&quot;:[&quot;http://zotero.org/users/1913249/items/VC9G3QNW&quot;],&quot;id&quot;:2292,&quot;suffix&quot;:&quot;&quot;,&quot;uris&quot;:[&quot;http://zotero.org/users/1913249/items/VC9G3QNW&quot;]}],&quot;properties&quot;:{&quot;formattedCitation&quot;:&quot;[@the_royal_society_after_2017]&quot;,&quot;noteIndex&quot;:0},&quot;citationID&quot;:&quot;gbqfqnzh&quot;} RNDoscmpyliwl"/>&lt;Do Zotero Refresh: [@the_royal_society_after_2017]&gt;<text:reference-mark-end text:name="ZOTERO_ITEM CSL_CITATION {&quot;schema&quot;:&quot;https://github.com/citation-style-language/schema/raw/master/csl-citation.json&quot;,&quot;citationItems&quot;:[{&quot;prefix&quot;:&quot;&quot;,&quot;itemData&quot;:{&quot;issued&quot;:{&quot;date-parts&quot;:[[2017]]},&quot;id&quot;:&quot;the_royal_society_after_2017&quot;,&quot;type&quot;:&quot;report&quot;,&quot;publisher&quot;:&quot;The Royal Society&quot;,&quot;title&quot;:&quot;After the Reboot: Computing Education in UK Schools&quot;,&quot;accessed&quot;:{&quot;date-parts&quot;:[[2018,7,2]]},&quot;URL&quot;:&quot;https://royalsociety.org/topics-policy/projects/computing-education/&quot;,&quot;author&quot;:[{&quot;literal&quot;:&quot;The Royal Society&quot;}],&quot;title-short&quot;:&quot;After the Reboot&quot;,&quot;citation-key&quot;:&quot;the_royal_society_after_2017&quot;,&quot;source&quot;:&quot;ResearchGate&quot;},&quot;uri&quot;:[&quot;http://zotero.org/users/1913249/items/VC9G3QNW&quot;],&quot;id&quot;:2292,&quot;suffix&quot;:&quot;&quot;,&quot;uris&quot;:[&quot;http://zotero.org/users/1913249/items/VC9G3QNW&quot;]}],&quot;properties&quot;:{&quot;formattedCitation&quot;:&quot;[@the_royal_society_after_2017]&quot;,&quot;noteIndex&quot;:0},&quot;citationID&quot;:&quot;gbqfqnzh&quot;} RNDoscmpyliwl"/>.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citationItems&quot;:[{&quot;prefix&quot;:&quot;&quot;,&quot;itemData&quot;:{&quot;issued&quot;:{&quot;date-parts&quot;:[[2016,1,1]]},&quot;author&quot;:[{&quot;given&quot;:&quot;Sara&quot;,&quot;family&quot;:&quot;Cook&quot;},{&quot;given&quot;:&quot;Kavita&quot;,&quot;family&quot;:&quot;Rao&quot;},{&quot;given&quot;:&quot;Bryan&quot;,&quot;family&quot;:&quot;Cook&quot;}],&quot;title&quot;:&quot;Using universal design for learning to personalize an evidence-based practice for students with disabilities&quot;,&quot;source&quot;:&quot;ResearchGate&quot;,&quot;id&quot;:&quot;cook_using_2016&quot;,&quot;type&quot;:&quot;chapter&quot;,&quot;citation-key&quot;:&quot;cook_using_2016&quot;,&quot;page&quot;:&quot;239-248&quot;},&quot;uri&quot;:[&quot;http://zotero.org/users/1913249/items/NQJRLAS4&quot;],&quot;id&quot;:3931,&quot;suffix&quot;:&quot;&quot;,&quot;uris&quot;:[&quot;http://zotero.org/users/1913249/items/NQJRLAS4&quot;]}],&quot;properties&quot;:{&quot;formattedCitation&quot;:&quot;[@cook_using_2016]&quot;,&quot;noteIndex&quot;:0},&quot;citationID&quot;:&quot;aipvgrmm&quot;} RNDhseqbksrqj"/>&lt;Do Zotero Refresh: [@cook_using_2016]&gt;<text:reference-mark-end text:name="ZOTERO_ITEM CSL_CITATION {&quot;schema&quot;:&quot;https://github.com/citation-style-language/schema/raw/master/csl-citation.json&quot;,&quot;citationItems&quot;:[{&quot;prefix&quot;:&quot;&quot;,&quot;itemData&quot;:{&quot;issued&quot;:{&quot;date-parts&quot;:[[2016,1,1]]},&quot;author&quot;:[{&quot;given&quot;:&quot;Sara&quot;,&quot;family&quot;:&quot;Cook&quot;},{&quot;given&quot;:&quot;Kavita&quot;,&quot;family&quot;:&quot;Rao&quot;},{&quot;given&quot;:&quot;Bryan&quot;,&quot;family&quot;:&quot;Cook&quot;}],&quot;title&quot;:&quot;Using universal design for learning to personalize an evidence-based practice for students with disabilities&quot;,&quot;source&quot;:&quot;ResearchGate&quot;,&quot;id&quot;:&quot;cook_using_2016&quot;,&quot;type&quot;:&quot;chapter&quot;,&quot;citation-key&quot;:&quot;cook_using_2016&quot;,&quot;page&quot;:&quot;239-248&quot;},&quot;uri&quot;:[&quot;http://zotero.org/users/1913249/items/NQJRLAS4&quot;],&quot;id&quot;:3931,&quot;suffix&quot;:&quot;&quot;,&quot;uris&quot;:[&quot;http://zotero.org/users/1913249/items/NQJRLAS4&quot;]}],&quot;properties&quot;:{&quot;formattedCitation&quot;:&quot;[@cook_using_2016]&quot;,&quot;noteIndex&quot;:0},&quot;citationID&quot;:&quot;aipvgrmm&quot;} RNDhseqbksrqj"/>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citationItems&quot;:[{&quot;prefix&quot;:&quot;&quot;,&quot;itemData&quot;:{&quot;issued&quot;:{&quot;date-parts&quot;:[[2014,3]]},&quot;language&quot;:&quot;en&quot;,&quot;container-title-short&quot;:&quot;Educ Psychol Rev&quot;,&quot;type&quot;:&quot;article-journal&quot;,&quot;URL&quot;:&quot;http://link.springer.com/10.1007/s10648-014-9249-3&quot;,&quot;title&quot;:&quot;Concreteness Fading in Mathematics and Science Instruction: a Systematic Review&quot;,&quot;citation-key&quot;:&quot;fyfe_concreteness_2014&quot;,&quot;ISSN&quot;:&quot;1040-726X, 1573-336X&quot;,&quot;issue&quot;:&quot;1&quot;,&quot;id&quot;:&quot;fyfe_concreteness_2014&quot;,&quot;title-short&quot;:&quot;Concreteness Fading in Mathematics and Science Instruction&quot;,&quot;page&quot;:&quot;9-25&quot;,&quot;accessed&quot;:{&quot;date-parts&quot;:[[2021,3,28]]},&quot;volume&quot;:&quot;26&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given&quot;:&quot;Emily R.&quot;,&quot;family&quot;:&quot;Fyfe&quot;},{&quot;given&quot;:&quot;Nicole M.&quot;,&quot;family&quot;:&quot;McNeil&quot;},{&quot;given&quot;:&quot;Ji Y.&quot;,&quot;family&quot;:&quot;Son&quot;},{&quot;given&quot;:&quot;Robert L.&quot;,&quot;family&quot;:&quot;Goldstone&quot;}],&quot;container-title&quot;:&quot;Educational Psychology Review&quot;,&quot;source&quot;:&quot;DOI.org (Crossref)&quot;,&quot;DOI&quot;:&quot;10.1007/s10648-014-9249-3&quot;},&quot;uri&quot;:[&quot;http://zotero.org/users/1913249/items/5L265CMQ&quot;],&quot;id&quot;:65,&quot;suffix&quot;:&quot;&quot;,&quot;uris&quot;:[&quot;http://zotero.org/users/1913249/items/5L265CMQ&quot;]}],&quot;properties&quot;:{&quot;formattedCitation&quot;:&quot;[@fyfe_concreteness_2014]&quot;,&quot;noteIndex&quot;:0},&quot;citationID&quot;:&quot;epqsitfx&quot;} RNDrqgncgwrcc"/>&lt;Do Zotero Refresh: [@fyfe_concreteness_2014]&gt;<text:reference-mark-end text:name="ZOTERO_ITEM CSL_CITATION {&quot;schema&quot;:&quot;https://github.com/citation-style-language/schema/raw/master/csl-citation.json&quot;,&quot;citationItems&quot;:[{&quot;prefix&quot;:&quot;&quot;,&quot;itemData&quot;:{&quot;issued&quot;:{&quot;date-parts&quot;:[[2014,3]]},&quot;language&quot;:&quot;en&quot;,&quot;container-title-short&quot;:&quot;Educ Psychol Rev&quot;,&quot;type&quot;:&quot;article-journal&quot;,&quot;URL&quot;:&quot;http://link.springer.com/10.1007/s10648-014-9249-3&quot;,&quot;title&quot;:&quot;Concreteness Fading in Mathematics and Science Instruction: a Systematic Review&quot;,&quot;citation-key&quot;:&quot;fyfe_concreteness_2014&quot;,&quot;ISSN&quot;:&quot;1040-726X, 1573-336X&quot;,&quot;issue&quot;:&quot;1&quot;,&quot;id&quot;:&quot;fyfe_concreteness_2014&quot;,&quot;title-short&quot;:&quot;Concreteness Fading in Mathematics and Science Instruction&quot;,&quot;page&quot;:&quot;9-25&quot;,&quot;accessed&quot;:{&quot;date-parts&quot;:[[2021,3,28]]},&quot;volume&quot;:&quot;26&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given&quot;:&quot;Emily R.&quot;,&quot;family&quot;:&quot;Fyfe&quot;},{&quot;given&quot;:&quot;Nicole M.&quot;,&quot;family&quot;:&quot;McNeil&quot;},{&quot;given&quot;:&quot;Ji Y.&quot;,&quot;family&quot;:&quot;Son&quot;},{&quot;given&quot;:&quot;Robert L.&quot;,&quot;family&quot;:&quot;Goldstone&quot;}],&quot;container-title&quot;:&quot;Educational Psychology Review&quot;,&quot;source&quot;:&quot;DOI.org (Crossref)&quot;,&quot;DOI&quot;:&quot;10.1007/s10648-014-9249-3&quot;},&quot;uri&quot;:[&quot;http://zotero.org/users/1913249/items/5L265CMQ&quot;],&quot;id&quot;:65,&quot;suffix&quot;:&quot;&quot;,&quot;uris&quot;:[&quot;http://zotero.org/users/1913249/items/5L265CMQ&quot;]}],&quot;properties&quot;:{&quot;formattedCitation&quot;:&quot;[@fyfe_concreteness_2014]&quot;,&quot;noteIndex&quot;:0},&quot;citationID&quot;:&quot;epqsitfx&quot;} RNDrqgncgwrcc"/>.</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schema&quot;:&quot;https://github.com/citation-style-language/schema/raw/master/csl-citation.json&quot;,&quot;citationItems&quot;:[{&quot;prefix&quot;:&quot;&quot;,&quot;itemData&quot;:{&quot;issued&quot;:{&quot;date-parts&quot;:[[2009]]},&quot;event-place&quot;:&quot;Cambridge, MA&quot;,&quot;call-number&quot;:&quot;P96.M4 J46 2009&quot;,&quot;id&quot;:&quot;jenkins_confronting_2009&quot;,&quot;number-of-pages&quot;:&quot;129&quot;,&quot;publisher&quot;:&quot;The MIT Press&quot;,&quot;title&quot;:&quot;Confronting the challenges of participatory culture: media education for the 21st century&quot;,&quot;type&quot;:&quot;book&quot;,&quot;title-short&quot;:&quot;Confronting the challenges of participatory culture&quot;,&quot;source&quot;:&quot;Library of Congress ISBN&quot;,&quot;publisher-place&quot;:&quot;Cambridge, MA&quot;,&quot;author&quot;:[{&quot;given&quot;:&quot;Henry&quot;,&quot;family&quot;:&quot;Jenkins&quot;}],&quot;collection-title&quot;:&quot;The John D. and Catherine T. MacArthur Foundation Reports on Digital Media and Learning&quot;,&quot;citation-key&quot;:&quot;jenkins_confronting_2009&quot;,&quot;ISBN&quot;:&quot;978-0-262-51362-3&quot;},&quot;uri&quot;:[&quot;http://zotero.org/users/1913249/items/J5I7XRGH&quot;],&quot;id&quot;:2384,&quot;suffix&quot;:&quot;&quot;,&quot;uris&quot;:[&quot;http://zotero.org/users/1913249/items/J5I7XRGH&quot;]}],&quot;properties&quot;:{&quot;formattedCitation&quot;:&quot;[@jenkins_confronting_2009]&quot;,&quot;noteIndex&quot;:0},&quot;citationID&quot;:&quot;joprhuhi&quot;} RNDezavielyxt"/>&lt;Do Zotero Refresh: [@jenkins_confronting_2009]&gt;<text:reference-mark-end text:name="ZOTERO_ITEM CSL_CITATION {&quot;schema&quot;:&quot;https://github.com/citation-style-language/schema/raw/master/csl-citation.json&quot;,&quot;citationItems&quot;:[{&quot;prefix&quot;:&quot;&quot;,&quot;itemData&quot;:{&quot;issued&quot;:{&quot;date-parts&quot;:[[2009]]},&quot;event-place&quot;:&quot;Cambridge, MA&quot;,&quot;call-number&quot;:&quot;P96.M4 J46 2009&quot;,&quot;id&quot;:&quot;jenkins_confronting_2009&quot;,&quot;number-of-pages&quot;:&quot;129&quot;,&quot;publisher&quot;:&quot;The MIT Press&quot;,&quot;title&quot;:&quot;Confronting the challenges of participatory culture: media education for the 21st century&quot;,&quot;type&quot;:&quot;book&quot;,&quot;title-short&quot;:&quot;Confronting the challenges of participatory culture&quot;,&quot;source&quot;:&quot;Library of Congress ISBN&quot;,&quot;publisher-place&quot;:&quot;Cambridge, MA&quot;,&quot;author&quot;:[{&quot;given&quot;:&quot;Henry&quot;,&quot;family&quot;:&quot;Jenkins&quot;}],&quot;collection-title&quot;:&quot;The John D. and Catherine T. MacArthur Foundation Reports on Digital Media and Learning&quot;,&quot;citation-key&quot;:&quot;jenkins_confronting_2009&quot;,&quot;ISBN&quot;:&quot;978-0-262-51362-3&quot;},&quot;uri&quot;:[&quot;http://zotero.org/users/1913249/items/J5I7XRGH&quot;],&quot;id&quot;:2384,&quot;suffix&quot;:&quot;&quot;,&quot;uris&quot;:[&quot;http://zotero.org/users/1913249/items/J5I7XRGH&quot;]}],&quot;properties&quot;:{&quot;formattedCitation&quot;:&quot;[@jenkins_confronting_2009]&quot;,&quot;noteIndex&quot;:0},&quot;citationID&quot;:&quot;joprhuhi&quot;} RNDezavielyxt"/>,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schema&quot;:&quot;https://github.com/citation-style-language/schema/raw/master/csl-citation.json&quot;,&quot;citationItems&quot;:[{&quot;prefix&quot;:&quot;&quot;,&quot;itemData&quot;:{&quot;issued&quot;:{&quot;date-parts&quot;:[[2018]]},&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type&quot;:&quot;article-journal&quot;,&quot;citation-key&quot;:&quot;livingstone_digital_2018&quot;,&quot;title&quot;:&quot;In the digital home, how do parents support their children and who supports them?&quot;},&quot;uri&quot;:[&quot;http://zotero.org/users/1913249/items/TGJKKB2I&quot;],&quot;id&quot;:3031,&quot;suffix&quot;:&quot;&quot;,&quot;uris&quot;:[&quot;http://zotero.org/users/1913249/items/TGJKKB2I&quot;]}],&quot;properties&quot;:{&quot;formattedCitation&quot;:&quot;[@livingstone_digital_2018]&quot;,&quot;noteIndex&quot;:0},&quot;citationID&quot;:&quot;sdrjuyxw&quot;} RNDfuohxxwmoe"/>&lt;Do Zotero Refresh: [@livingstone_digital_2018]&gt;<text:reference-mark-end text:name="ZOTERO_ITEM CSL_CITATION {&quot;schema&quot;:&quot;https://github.com/citation-style-language/schema/raw/master/csl-citation.json&quot;,&quot;citationItems&quot;:[{&quot;prefix&quot;:&quot;&quot;,&quot;itemData&quot;:{&quot;issued&quot;:{&quot;date-parts&quot;:[[2018]]},&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type&quot;:&quot;article-journal&quot;,&quot;citation-key&quot;:&quot;livingstone_digital_2018&quot;,&quot;title&quot;:&quot;In the digital home, how do parents support their children and who supports them?&quot;},&quot;uri&quot;:[&quot;http://zotero.org/users/1913249/items/TGJKKB2I&quot;],&quot;id&quot;:3031,&quot;suffix&quot;:&quot;&quot;,&quot;uris&quot;:[&quot;http://zotero.org/users/1913249/items/TGJKKB2I&quot;]}],&quot;properties&quot;:{&quot;formattedCitation&quot;:&quot;[@livingstone_digital_2018]&quot;,&quot;noteIndex&quot;:0},&quot;citationID&quot;:&quot;sdrjuyxw&quot;} RNDfuohxxwmoe"/>.</text:p>
      <text:p text:style-name="Text_20_body">Research exploring home game playing and digital activity uncovers material that families may bring into a non-formal game making process.</text:p>
      <text:p text:style-name="Text_20_body">Messing around and affinity groups. Ito’s work on and naturalistic studies of digital use and creativity in the home including the value of informal playing around <text:reference-mark-start text:name="ZOTERO_ITEM CSL_CITATION {&quot;schema&quot;:&quot;https://github.com/citation-style-language/schema/raw/master/csl-citation.json&quot;,&quot;citationItems&quot;:[{&quot;prefix&quot;:&quot;&quot;,&quot;itemData&quot;:{&quot;issued&quot;:{&quot;date-parts&quot;:[[2013]]},&quot;event-place&quot;:&quot;Cork&quot;,&quot;language&quot;:&quot;en&quot;,&quot;id&quot;:&quot;ito_connected_2013-1&quot;,&quot;type&quot;:&quot;book&quot;,&quot;publisher&quot;:&quot;BookBaby&quot;,&quot;title&quot;:&quot;Connected Learning.&quot;,&quot;source&quot;:&quot;Open WorldCat&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publisher-place&quot;:&quot;Cork&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note&quot;:&quot;OCLC: 896797842&quot;,&quot;citation-key&quot;:&quot;ito_connected_2013-1&quot;,&quot;ISBN&quot;:&quot;978-0-9887255-0-8&quot;},&quot;uri&quot;:[&quot;http://zotero.org/users/1913249/items/5DBVY3L5&quot;],&quot;id&quot;:2626,&quot;suffix&quot;:&quot;&quot;,&quot;uris&quot;:[&quot;http://zotero.org/users/1913249/items/5DBVY3L5&quot;]},{&quot;prefix&quot;:&quot;&quot;,&quot;itemData&quot;:{&quot;issued&quot;:{&quot;date-parts&quot;:[[2010]]},&quot;type&quot;:&quot;book&quot;,&quot;event-place&quot;:&quot;Cambridge, Mass.&quot;,&quot;language&quot;:&quot;eng&quot;,&quot;id&quot;:&quot;ito_hanging_2010&quot;,&quot;editor&quot;:[{&quot;given&quot;:&quot;Mizuko&quot;,&quot;family&quot;:&quot;Itō&quot;},{&quot;given&quot;:&quot;Sonja&quot;,&quot;family&quot;:&quot;Baumer&quot;},{&quot;given&quot;:&quot;Matteo&quot;,&quot;family&quot;:&quot;Bittanti&quot;},{&quot;given&quot;:&quot;Judd&quot;,&quot;family&quot;:&quot;Antin&quot;}],&quot;publisher&quot;:&quot;MIT Press&quot;,&quot;title&quot;:&quot;Hanging out, messing around, and geeking out: kids living and learning with new media&quot;,&quot;title-short&quot;:&quot;Hanging out, messing around, and geeking out&quot;,&quot;source&quot;:&quot;Gemeinsamer Bibliotheksverbund ISBN&quot;,&quot;publisher-place&quot;:&quot;Cambridge, Mass.&quot;,&quot;number-of-pages&quot;:&quot;419&quot;,&quot;note&quot;:&quot;OCLC: 699713878&quot;,&quot;citation-key&quot;:&quot;ito_hanging_2010&quot;,&quot;collection-title&quot;:&quot;The John D. and Catherine T. MacArthur Foundation series on digital media and learning&quot;,&quot;ISBN&quot;:&quot;978-0-262-01336-9 978-0-262-51854-3&quot;},&quot;uri&quot;:[&quot;http://zotero.org/users/1913249/items/URKI7FTD&quot;],&quot;id&quot;:1939,&quot;suffix&quot;:&quot;&quot;,&quot;uris&quot;:[&quot;http://zotero.org/users/1913249/items/URKI7FTD&quot;]}],&quot;properties&quot;:{&quot;formattedCitation&quot;:&quot;[@ito_connected_2013-1; @ito_hanging_2010]&quot;,&quot;noteIndex&quot;:0},&quot;citationID&quot;:&quot;hwmmwmhe&quot;} RNDrsdpmvsefm"/>&lt;Do Zotero Refresh: [@ito_connected_2013-1; @ito_hanging_2010]&gt;<text:reference-mark-end text:name="ZOTERO_ITEM CSL_CITATION {&quot;schema&quot;:&quot;https://github.com/citation-style-language/schema/raw/master/csl-citation.json&quot;,&quot;citationItems&quot;:[{&quot;prefix&quot;:&quot;&quot;,&quot;itemData&quot;:{&quot;issued&quot;:{&quot;date-parts&quot;:[[2013]]},&quot;event-place&quot;:&quot;Cork&quot;,&quot;language&quot;:&quot;en&quot;,&quot;id&quot;:&quot;ito_connected_2013-1&quot;,&quot;type&quot;:&quot;book&quot;,&quot;publisher&quot;:&quot;BookBaby&quot;,&quot;title&quot;:&quot;Connected Learning.&quot;,&quot;source&quot;:&quot;Open WorldCat&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publisher-place&quot;:&quot;Cork&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note&quot;:&quot;OCLC: 896797842&quot;,&quot;citation-key&quot;:&quot;ito_connected_2013-1&quot;,&quot;ISBN&quot;:&quot;978-0-9887255-0-8&quot;},&quot;uri&quot;:[&quot;http://zotero.org/users/1913249/items/5DBVY3L5&quot;],&quot;id&quot;:2626,&quot;suffix&quot;:&quot;&quot;,&quot;uris&quot;:[&quot;http://zotero.org/users/1913249/items/5DBVY3L5&quot;]},{&quot;prefix&quot;:&quot;&quot;,&quot;itemData&quot;:{&quot;issued&quot;:{&quot;date-parts&quot;:[[2010]]},&quot;type&quot;:&quot;book&quot;,&quot;event-place&quot;:&quot;Cambridge, Mass.&quot;,&quot;language&quot;:&quot;eng&quot;,&quot;id&quot;:&quot;ito_hanging_2010&quot;,&quot;editor&quot;:[{&quot;given&quot;:&quot;Mizuko&quot;,&quot;family&quot;:&quot;Itō&quot;},{&quot;given&quot;:&quot;Sonja&quot;,&quot;family&quot;:&quot;Baumer&quot;},{&quot;given&quot;:&quot;Matteo&quot;,&quot;family&quot;:&quot;Bittanti&quot;},{&quot;given&quot;:&quot;Judd&quot;,&quot;family&quot;:&quot;Antin&quot;}],&quot;publisher&quot;:&quot;MIT Press&quot;,&quot;title&quot;:&quot;Hanging out, messing around, and geeking out: kids living and learning with new media&quot;,&quot;title-short&quot;:&quot;Hanging out, messing around, and geeking out&quot;,&quot;source&quot;:&quot;Gemeinsamer Bibliotheksverbund ISBN&quot;,&quot;publisher-place&quot;:&quot;Cambridge, Mass.&quot;,&quot;number-of-pages&quot;:&quot;419&quot;,&quot;note&quot;:&quot;OCLC: 699713878&quot;,&quot;citation-key&quot;:&quot;ito_hanging_2010&quot;,&quot;collection-title&quot;:&quot;The John D. and Catherine T. MacArthur Foundation series on digital media and learning&quot;,&quot;ISBN&quot;:&quot;978-0-262-01336-9 978-0-262-51854-3&quot;},&quot;uri&quot;:[&quot;http://zotero.org/users/1913249/items/URKI7FTD&quot;],&quot;id&quot;:1939,&quot;suffix&quot;:&quot;&quot;,&quot;uris&quot;:[&quot;http://zotero.org/users/1913249/items/URKI7FTD&quot;]}],&quot;properties&quot;:{&quot;formattedCitation&quot;:&quot;[@ito_connected_2013-1; @ito_hanging_2010]&quot;,&quot;noteIndex&quot;:0},&quot;citationID&quot;:&quot;hwmmwmhe&quot;} RNDrsdpmvsefm"/>, and Gee and the process of tapping into affinity groups and affinity spaces <text:reference-mark-start text:name="ZOTERO_ITEM CSL_CITATION {&quot;schema&quot;:&quot;https://github.com/citation-style-language/schema/raw/master/csl-citation.json&quot;,&quot;citationItems&quot;:[{&quot;prefix&quot;:&quot;&quot;,&quot;itemData&quot;:{&quot;issued&quot;:{&quot;date-parts&quot;:[[2004]]},&quot;type&quot;:&quot;book&quot;,&quot;event-place&quot;:&quot;New York, NY&quot;,&quot;language&quot;:&quot;eng&quot;,&quot;id&quot;:&quot;gee_what_2004&quot;,&quot;number-of-pages&quot;:&quot;225&quot;,&quot;publisher&quot;:&quot;Palgrave Macmillan&quot;,&quot;title&quot;:&quot;What video games have to teach us about learning and literacy&quot;,&quot;source&quot;:&quot;Gemeinsamer Bibliotheksverbund ISBN&quot;,&quot;publisher-place&quot;:&quot;New York, NY&quot;,&quot;note&quot;:&quot;OCLC: 255334132&quot;,&quot;collection-title&quot;:&quot;Education&quot;,&quot;author&quot;:[{&quot;given&quot;:&quot;James Paul&quot;,&quot;family&quot;:&quot;Gee&quot;}],&quot;edition&quot;:&quot;1. paperback ed&quot;,&quot;citation-key&quot;:&quot;gee_what_2004&quot;,&quot;ISBN&quot;:&quot;978-1-4039-6538-7&quot;},&quot;uri&quot;:[&quot;http://zotero.org/users/1913249/items/M6377K76&quot;],&quot;id&quot;:1584,&quot;suffix&quot;:&quot;&quot;,&quot;uris&quot;:[&quot;http://zotero.org/users/1913249/items/M6377K76&quot;]}],&quot;properties&quot;:{&quot;formattedCitation&quot;:&quot;[@gee_what_2004]&quot;,&quot;noteIndex&quot;:0},&quot;citationID&quot;:&quot;ddjiyxqv&quot;} RNDvmikrpgdbc"/>&lt;Do Zotero Refresh: [@gee_what_2004]&gt;<text:reference-mark-end text:name="ZOTERO_ITEM CSL_CITATION {&quot;schema&quot;:&quot;https://github.com/citation-style-language/schema/raw/master/csl-citation.json&quot;,&quot;citationItems&quot;:[{&quot;prefix&quot;:&quot;&quot;,&quot;itemData&quot;:{&quot;issued&quot;:{&quot;date-parts&quot;:[[2004]]},&quot;type&quot;:&quot;book&quot;,&quot;event-place&quot;:&quot;New York, NY&quot;,&quot;language&quot;:&quot;eng&quot;,&quot;id&quot;:&quot;gee_what_2004&quot;,&quot;number-of-pages&quot;:&quot;225&quot;,&quot;publisher&quot;:&quot;Palgrave Macmillan&quot;,&quot;title&quot;:&quot;What video games have to teach us about learning and literacy&quot;,&quot;source&quot;:&quot;Gemeinsamer Bibliotheksverbund ISBN&quot;,&quot;publisher-place&quot;:&quot;New York, NY&quot;,&quot;note&quot;:&quot;OCLC: 255334132&quot;,&quot;collection-title&quot;:&quot;Education&quot;,&quot;author&quot;:[{&quot;given&quot;:&quot;James Paul&quot;,&quot;family&quot;:&quot;Gee&quot;}],&quot;edition&quot;:&quot;1. paperback ed&quot;,&quot;citation-key&quot;:&quot;gee_what_2004&quot;,&quot;ISBN&quot;:&quot;978-1-4039-6538-7&quot;},&quot;uri&quot;:[&quot;http://zotero.org/users/1913249/items/M6377K76&quot;],&quot;id&quot;:1584,&quot;suffix&quot;:&quot;&quot;,&quot;uris&quot;:[&quot;http://zotero.org/users/1913249/items/M6377K76&quot;]}],&quot;properties&quot;:{&quot;formattedCitation&quot;:&quot;[@gee_what_2004]&quot;,&quot;noteIndex&quot;:0},&quot;citationID&quot;:&quot;ddjiyxqv&quot;} RNDvmikrpgdbc"/>.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schema&quot;:&quot;https://github.com/citation-style-language/schema/raw/master/csl-citation.json&quot;,&quot;citationItems&quot;:[{&quot;locator&quot;:&quot; 56&quot;,&quot;prefix&quot;:&quot;&quot;,&quot;itemData&quot;:{&quot;issued&quot;:{&quot;date-parts&quot;:[[2016,12,23]]},&quot;language&quot;:&quot;en&quot;,&quot;id&quot;:&quot;kafai_connected_2016&quot;,&quot;number-of-pages&quot;:&quot;221&quot;,&quot;publisher&quot;:&quot;MIT Press&quot;,&quot;title&quot;:&quot;Connected Gaming: What Making Video Games Can Teach Us about Learning and Literacy&quot;,&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author&quot;:[{&quot;given&quot;:&quot;Yasmin B.&quot;,&quot;family&quot;:&quot;Kafai&quot;},{&quot;given&quot;:&quot;Quinn&quot;,&quot;family&quot;:&quot;Burke&quot;},{&quot;given&quot;:&quot;Constance&quot;,&quot;family&quot;:&quot;Steinkuehler&quot;}],&quot;source&quot;:&quot;Google Books&quot;,&quot;citation-key&quot;:&quot;kafai_connected_2016&quot;,&quot;ISBN&quot;:&quot;978-0-262-03537-8&quot;},&quot;uri&quot;:[&quot;http://zotero.org/users/1913249/items/C9RM6JHC&quot;],&quot;id&quot;:1409,&quot;uris&quot;:[&quot;http://zotero.org/users/1913249/items/C9RM6JHC&quot;]}],&quot;properties&quot;:{&quot;formattedCitation&quot;:&quot;[@kafai_connected_2016, p. 56]&quot;,&quot;noteIndex&quot;:0},&quot;citationID&quot;:&quot;qjhiclyp&quot;} RNDgrtmewqnfo"/>&lt;Do Zotero Refresh: [@kafai_connected_2016, p. 56]&gt;<text:reference-mark-end text:name="ZOTERO_ITEM CSL_CITATION {&quot;schema&quot;:&quot;https://github.com/citation-style-language/schema/raw/master/csl-citation.json&quot;,&quot;citationItems&quot;:[{&quot;locator&quot;:&quot; 56&quot;,&quot;prefix&quot;:&quot;&quot;,&quot;itemData&quot;:{&quot;issued&quot;:{&quot;date-parts&quot;:[[2016,12,23]]},&quot;language&quot;:&quot;en&quot;,&quot;id&quot;:&quot;kafai_connected_2016&quot;,&quot;number-of-pages&quot;:&quot;221&quot;,&quot;publisher&quot;:&quot;MIT Press&quot;,&quot;title&quot;:&quot;Connected Gaming: What Making Video Games Can Teach Us about Learning and Literacy&quot;,&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author&quot;:[{&quot;given&quot;:&quot;Yasmin B.&quot;,&quot;family&quot;:&quot;Kafai&quot;},{&quot;given&quot;:&quot;Quinn&quot;,&quot;family&quot;:&quot;Burke&quot;},{&quot;given&quot;:&quot;Constance&quot;,&quot;family&quot;:&quot;Steinkuehler&quot;}],&quot;source&quot;:&quot;Google Books&quot;,&quot;citation-key&quot;:&quot;kafai_connected_2016&quot;,&quot;ISBN&quot;:&quot;978-0-262-03537-8&quot;},&quot;uri&quot;:[&quot;http://zotero.org/users/1913249/items/C9RM6JHC&quot;],&quot;id&quot;:1409,&quot;uris&quot;:[&quot;http://zotero.org/users/1913249/items/C9RM6JHC&quot;]}],&quot;properties&quot;:{&quot;formattedCitation&quot;:&quot;[@kafai_connected_2016, p. 56]&quot;,&quot;noteIndex&quot;:0},&quot;citationID&quot;:&quot;qjhiclyp&quot;} RNDgrtmewqnfo"/>.</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tems&quot;:[{&quot;prefix&quot;:&quot;&quot;,&quot;itemData&quot;:{&quot;issued&quot;:{&quot;date-parts&quot;:[[2021,6,1]]},&quot;language&quot;:&quot;en&quot;,&quot;type&quot;:&quot;article-journal&quot;,&quot;URL&quot;:&quot;https://www.sciendo.com/article/10.2478/jped-2021-0001&quot;,&quot;title&quot;:&quot;Invisible pedagogies in home education: Freedom, power and control&quot;,&quot;citation-key&quot;:&quot;fensham-smith_invisible_2021&quot;,&quot;ISSN&quot;:&quot;1338-1563&quot;,&quot;issue&quot;:&quot;1&quot;,&quot;id&quot;:&quot;fensham-smith_invisible_2021&quot;,&quot;title-short&quot;:&quot;Invisible pedagogies in home education&quot;,&quot;page&quot;:&quot;5-27&quot;,&quot;accessed&quot;:{&quot;date-parts&quot;:[[2023,10,2]]},&quot;volume&quot;:&quot;12&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container-title&quot;:&quot;Journal of Pedagogy&quot;,&quot;source&quot;:&quot;DOI.org (Crossref)&quot;,&quot;DOI&quot;:&quot;10.2478/jped-2021-0001&quot;},&quot;uri&quot;:[&quot;http://zotero.org/users/1913249/items/F748Z3W8&quot;],&quot;id&quot;:8983,&quot;suffix&quot;:&quot;&quot;,&quot;uris&quot;:[&quot;http://zotero.org/users/1913249/items/F748Z3W8&quot;]}],&quot;properties&quot;:{&quot;formattedCitation&quot;:&quot;[@fensham-smith_invisible_2021]&quot;,&quot;noteIndex&quot;:0},&quot;citationID&quot;:&quot;lvkgisqz&quot;} RNDixdkauuhcw"/>&lt;Do Zotero Refresh: [@fensham-smith_invisible_2021]&gt;<text:reference-mark-end text:name="ZOTERO_ITEM CSL_CITATION {&quot;schema&quot;:&quot;https://github.com/citation-style-language/schema/raw/master/csl-citation.json&quot;,&quot;citationItems&quot;:[{&quot;prefix&quot;:&quot;&quot;,&quot;itemData&quot;:{&quot;issued&quot;:{&quot;date-parts&quot;:[[2021,6,1]]},&quot;language&quot;:&quot;en&quot;,&quot;type&quot;:&quot;article-journal&quot;,&quot;URL&quot;:&quot;https://www.sciendo.com/article/10.2478/jped-2021-0001&quot;,&quot;title&quot;:&quot;Invisible pedagogies in home education: Freedom, power and control&quot;,&quot;citation-key&quot;:&quot;fensham-smith_invisible_2021&quot;,&quot;ISSN&quot;:&quot;1338-1563&quot;,&quot;issue&quot;:&quot;1&quot;,&quot;id&quot;:&quot;fensham-smith_invisible_2021&quot;,&quot;title-short&quot;:&quot;Invisible pedagogies in home education&quot;,&quot;page&quot;:&quot;5-27&quot;,&quot;accessed&quot;:{&quot;date-parts&quot;:[[2023,10,2]]},&quot;volume&quot;:&quot;12&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container-title&quot;:&quot;Journal of Pedagogy&quot;,&quot;source&quot;:&quot;DOI.org (Crossref)&quot;,&quot;DOI&quot;:&quot;10.2478/jped-2021-0001&quot;},&quot;uri&quot;:[&quot;http://zotero.org/users/1913249/items/F748Z3W8&quot;],&quot;id&quot;:8983,&quot;suffix&quot;:&quot;&quot;,&quot;uris&quot;:[&quot;http://zotero.org/users/1913249/items/F748Z3W8&quot;]}],&quot;properties&quot;:{&quot;formattedCitation&quot;:&quot;[@fensham-smith_invisible_2021]&quot;,&quot;noteIndex&quot;:0},&quot;citationID&quot;:&quot;lvkgisqz&quot;} RNDixdkauuhcw"/>. Classic ideas of reasons for HE include pedagogy and ideology <text:reference-mark-start text:name="ZOTERO_ITEM CSL_CITATION {&quot;schema&quot;:&quot;https://github.com/citation-style-language/schema/raw/master/csl-citation.json&quot;,&quot;citationItems&quot;:[{&quot;prefix&quot;:&quot;&quot;,&quot;itemData&quot;:{&quot;issued&quot;:{&quot;date-parts&quot;:[[1991,1,1]]},&quot;language&quot;:&quot;en&quot;,&quot;id&quot;:&quot;galen_home_1991&quot;,&quot;number-of-pages&quot;:&quot;224&quot;,&quot;publisher&quot;:&quot;Bloomsbury Publishing USA&quot;,&quot;title&quot;:&quot;Home Schooling: Political, Historical, and Pedagogical Perspectives&quot;,&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author&quot;:[{&quot;given&quot;:&quot;Jane Van&quot;,&quot;family&quot;:&quot;Galen&quot;},{&quot;given&quot;:&quot;Mary Anne&quot;,&quot;family&quot;:&quot;Pitman&quot;}],&quot;source&quot;:&quot;Google Books&quot;,&quot;citation-key&quot;:&quot;galen_home_1991&quot;,&quot;ISBN&quot;:&quot;978-0-313-38882-8&quot;},&quot;uri&quot;:[&quot;http://zotero.org/users/1913249/items/ZQHZ2GU8&quot;],&quot;id&quot;:8975,&quot;suffix&quot;:&quot;&quot;,&quot;uris&quot;:[&quot;http://zotero.org/users/1913249/items/ZQHZ2GU8&quot;]}],&quot;properties&quot;:{&quot;formattedCitation&quot;:&quot;[@galen_home_1991]&quot;,&quot;noteIndex&quot;:0},&quot;citationID&quot;:&quot;sblzsfmw&quot;} RNDccjhrvdbbl"/>&lt;Do Zotero Refresh: [@galen_home_1991]&gt;<text:reference-mark-end text:name="ZOTERO_ITEM CSL_CITATION {&quot;schema&quot;:&quot;https://github.com/citation-style-language/schema/raw/master/csl-citation.json&quot;,&quot;citationItems&quot;:[{&quot;prefix&quot;:&quot;&quot;,&quot;itemData&quot;:{&quot;issued&quot;:{&quot;date-parts&quot;:[[1991,1,1]]},&quot;language&quot;:&quot;en&quot;,&quot;id&quot;:&quot;galen_home_1991&quot;,&quot;number-of-pages&quot;:&quot;224&quot;,&quot;publisher&quot;:&quot;Bloomsbury Publishing USA&quot;,&quot;title&quot;:&quot;Home Schooling: Political, Historical, and Pedagogical Perspectives&quot;,&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author&quot;:[{&quot;given&quot;:&quot;Jane Van&quot;,&quot;family&quot;:&quot;Galen&quot;},{&quot;given&quot;:&quot;Mary Anne&quot;,&quot;family&quot;:&quot;Pitman&quot;}],&quot;source&quot;:&quot;Google Books&quot;,&quot;citation-key&quot;:&quot;galen_home_1991&quot;,&quot;ISBN&quot;:&quot;978-0-313-38882-8&quot;},&quot;uri&quot;:[&quot;http://zotero.org/users/1913249/items/ZQHZ2GU8&quot;],&quot;id&quot;:8975,&quot;suffix&quot;:&quot;&quot;,&quot;uris&quot;:[&quot;http://zotero.org/users/1913249/items/ZQHZ2GU8&quot;]}],&quot;properties&quot;:{&quot;formattedCitation&quot;:&quot;[@galen_home_1991]&quot;,&quot;noteIndex&quot;:0},&quot;citationID&quot;:&quot;sblzsfmw&quot;} RNDccjhrvdbbl"/> <text:reference-mark-start text:name="ZOTERO_ITEM CSL_CITATION {&quot;schema&quot;:&quot;https://github.com/citation-style-language/schema/raw/master/csl-citation.json&quot;,&quot;citationItems&quot;:[{&quot;prefix&quot;:&quot;&quot;,&quot;itemData&quot;:{&quot;issued&quot;:{&quot;date-parts&quot;:[[2003,5,15]]},&quot;type&quot;:&quot;article-journal&quot;,&quot;publisher&quot;:&quot;Routledge&quot;,&quot;title&quot;:&quot;Can We Classify Motives for Home Education?&quot;,&quot;citation-key&quot;:&quot;rothermel_can_2003&quot;,&quot;ISSN&quot;:&quot;0950-0790&quot;,&quot;issue&quot;:&quot;2-3&quot;,&quot;id&quot;:&quot;rothermel_can_2003&quot;,&quot;page&quot;:&quot;74-89&quot;,&quot;accessed&quot;:{&quot;date-parts&quot;:[[2023,10,2]]},&quot;volume&quot;:&quot;17&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author&quot;:[{&quot;given&quot;:&quot;Paula&quot;,&quot;family&quot;:&quot;Rothermel&quot;}],&quot;URL&quot;:&quot;https://doi.org/10.1080/09500790308668293&quot;,&quot;source&quot;:&quot;Taylor and Francis+NEJM&quot;,&quot;DOI&quot;:&quot;10.1080/09500790308668293&quot;},&quot;uri&quot;:[&quot;http://zotero.org/users/1913249/items/AKHEZBKX&quot;],&quot;id&quot;:8977,&quot;suffix&quot;:&quot;&quot;,&quot;uris&quot;:[&quot;http://zotero.org/users/1913249/items/AKHEZBKX&quot;]}],&quot;properties&quot;:{&quot;formattedCitation&quot;:&quot;[@rothermel_can_2003]&quot;,&quot;noteIndex&quot;:0},&quot;citationID&quot;:&quot;urldppnp&quot;} RNDjhxmepnqpg"/>&lt;Do Zotero Refresh: [@rothermel_can_2003]&gt;<text:reference-mark-end text:name="ZOTERO_ITEM CSL_CITATION {&quot;schema&quot;:&quot;https://github.com/citation-style-language/schema/raw/master/csl-citation.json&quot;,&quot;citationItems&quot;:[{&quot;prefix&quot;:&quot;&quot;,&quot;itemData&quot;:{&quot;issued&quot;:{&quot;date-parts&quot;:[[2003,5,15]]},&quot;type&quot;:&quot;article-journal&quot;,&quot;publisher&quot;:&quot;Routledge&quot;,&quot;title&quot;:&quot;Can We Classify Motives for Home Education?&quot;,&quot;citation-key&quot;:&quot;rothermel_can_2003&quot;,&quot;ISSN&quot;:&quot;0950-0790&quot;,&quot;issue&quot;:&quot;2-3&quot;,&quot;id&quot;:&quot;rothermel_can_2003&quot;,&quot;page&quot;:&quot;74-89&quot;,&quot;accessed&quot;:{&quot;date-parts&quot;:[[2023,10,2]]},&quot;volume&quot;:&quot;17&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author&quot;:[{&quot;given&quot;:&quot;Paula&quot;,&quot;family&quot;:&quot;Rothermel&quot;}],&quot;URL&quot;:&quot;https://doi.org/10.1080/09500790308668293&quot;,&quot;source&quot;:&quot;Taylor and Francis+NEJM&quot;,&quot;DOI&quot;:&quot;10.1080/09500790308668293&quot;},&quot;uri&quot;:[&quot;http://zotero.org/users/1913249/items/AKHEZBKX&quot;],&quot;id&quot;:8977,&quot;suffix&quot;:&quot;&quot;,&quot;uris&quot;:[&quot;http://zotero.org/users/1913249/items/AKHEZBKX&quot;]}],&quot;properties&quot;:{&quot;formattedCitation&quot;:&quot;[@rothermel_can_2003]&quot;,&quot;noteIndex&quot;:0},&quot;citationID&quot;:&quot;urldppnp&quot;} RNDjhxmepnqpg"/>,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15">Unschooling, Holt, drawing out interests of children in everyday activities and facilitating learning around that <text:reference-mark-start text:name="ZOTERO_ITEM CSL_CITATION {&quot;schema&quot;:&quot;https://github.com/citation-style-language/schema/raw/master/csl-citation.json&quot;,&quot;citationItems&quot;:[{&quot;prefix&quot;:&quot;&quot;,&quot;itemData&quot;:{&quot;issued&quot;:{&quot;date-parts&quot;:[[2013]]},&quot;issue&quot;:&quot;14&quot;,&quot;language&quot;:&quot;en&quot;,&quot;id&quot;:&quot;gray_challenges_2013&quot;,&quot;type&quot;:&quot;article-journal&quot;,&quot;title&quot;:&quot;The Challenges and Benefits of Unschooling, According to 232 Families Who Have Chosen that Route&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citation-key&quot;:&quot;gray_challenges_2013&quot;,&quot;source&quot;:&quot;Zotero&quot;},&quot;uri&quot;:[&quot;http://zotero.org/users/1913249/items/CUNAU5ZC&quot;],&quot;id&quot;:8982,&quot;suffix&quot;:&quot;&quot;,&quot;uris&quot;:[&quot;http://zotero.org/users/1913249/items/CUNAU5ZC&quot;]}],&quot;properties&quot;:{&quot;formattedCitation&quot;:&quot;[@gray_challenges_2013]&quot;,&quot;noteIndex&quot;:0},&quot;citationID&quot;:&quot;vbcyemfv&quot;} RNDhjwivraguq"/>&lt;Do Zotero Refresh: [@gray_challenges_2013]&gt;<text:reference-mark-end text:name="ZOTERO_ITEM CSL_CITATION {&quot;schema&quot;:&quot;https://github.com/citation-style-language/schema/raw/master/csl-citation.json&quot;,&quot;citationItems&quot;:[{&quot;prefix&quot;:&quot;&quot;,&quot;itemData&quot;:{&quot;issued&quot;:{&quot;date-parts&quot;:[[2013]]},&quot;issue&quot;:&quot;14&quot;,&quot;language&quot;:&quot;en&quot;,&quot;id&quot;:&quot;gray_challenges_2013&quot;,&quot;type&quot;:&quot;article-journal&quot;,&quot;title&quot;:&quot;The Challenges and Benefits of Unschooling, According to 232 Families Who Have Chosen that Route&quot;,&quot;volume&quot;:&quot;7&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given&quot;:&quot;Peter&quot;,&quot;family&quot;:&quot;Gray&quot;},{&quot;given&quot;:&quot;Gina&quot;,&quot;family&quot;:&quot;Riley&quot;}],&quot;citation-key&quot;:&quot;gray_challenges_2013&quot;,&quot;source&quot;:&quot;Zotero&quot;},&quot;uri&quot;:[&quot;http://zotero.org/users/1913249/items/CUNAU5ZC&quot;],&quot;id&quot;:8982,&quot;suffix&quot;:&quot;&quot;,&quot;uris&quot;:[&quot;http://zotero.org/users/1913249/items/CUNAU5ZC&quot;]}],&quot;properties&quot;:{&quot;formattedCitation&quot;:&quot;[@gray_challenges_2013]&quot;,&quot;noteIndex&quot;:0},&quot;citationID&quot;:&quot;vbcyemfv&quot;} RNDhjwivraguq"/></text:p>
        </text:list-item>
        <text:list-item>
          <text:p text:style-name="P15">Webs of learning Illich - home ed families active in identifying networks to tap into <text:reference-mark-start text:name="ZOTERO_ITEM CSL_CITATION {&quot;schema&quot;:&quot;https://github.com/citation-style-language/schema/raw/master/csl-citation.json&quot;,&quot;citationItems&quot;:[{&quot;prefix&quot;:&quot;&quot;,&quot;itemData&quot;:{&quot;issued&quot;:{&quot;date-parts&quot;:[[2023,7,20]]},&quot;type&quot;:&quot;paper-conference&quot;,&quot;publisher&quot;:&quot;Association for Computing Machinery&quot;,&quot;title&quot;:&quot;The Relevance of Ivan Illich's Learning Webs 50 Years On&quot;,&quot;citation-key&quot;:&quot;doroudi_relevance_2023&quot;,&quot;ISBN&quot;:&quot;9798400700255&quot;,&quot;publisher-place&quot;:&quot;New York, NY, USA&quot;,&quot;container-title&quot;:&quot;Proceedings of the Tenth ACM Conference on Learning @ Scale&quot;,&quot;event-place&quot;:&quot;New York, NY, USA&quot;,&quot;id&quot;:&quot;doroudi_relevance_2023&quot;,&quot;page&quot;:&quot;99–109&quot;,&quot;accessed&quot;:{&quot;date-parts&quot;:[[2023,10,2]]},&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URL&quot;:&quot;https://dl.acm.org/doi/10.1145/3573051.3593386&quot;,&quot;author&quot;:[{&quot;given&quot;:&quot;Shayan&quot;,&quot;family&quot;:&quot;Doroudi&quot;},{&quot;given&quot;:&quot;Yusuf&quot;,&quot;family&quot;:&quot;Ahmad&quot;}],&quot;source&quot;:&quot;ACM Digital Library&quot;,&quot;collection-title&quot;:&quot;L@S '23&quot;,&quot;DOI&quot;:&quot;10.1145/3573051.3593386&quot;},&quot;uri&quot;:[&quot;http://zotero.org/users/1913249/items/CR7JKY94&quot;],&quot;id&quot;:8980,&quot;suffix&quot;:&quot;&quot;,&quot;uris&quot;:[&quot;http://zotero.org/users/1913249/items/CR7JKY94&quot;]}],&quot;properties&quot;:{&quot;formattedCitation&quot;:&quot;[@doroudi_relevance_2023]&quot;,&quot;noteIndex&quot;:0},&quot;citationID&quot;:&quot;viffpcru&quot;} RNDsfkilgkneo"/>&lt;Do Zotero Refresh: [@doroudi_relevance_2023]&gt;<text:reference-mark-end text:name="ZOTERO_ITEM CSL_CITATION {&quot;schema&quot;:&quot;https://github.com/citation-style-language/schema/raw/master/csl-citation.json&quot;,&quot;citationItems&quot;:[{&quot;prefix&quot;:&quot;&quot;,&quot;itemData&quot;:{&quot;issued&quot;:{&quot;date-parts&quot;:[[2023,7,20]]},&quot;type&quot;:&quot;paper-conference&quot;,&quot;publisher&quot;:&quot;Association for Computing Machinery&quot;,&quot;title&quot;:&quot;The Relevance of Ivan Illich's Learning Webs 50 Years On&quot;,&quot;citation-key&quot;:&quot;doroudi_relevance_2023&quot;,&quot;ISBN&quot;:&quot;9798400700255&quot;,&quot;publisher-place&quot;:&quot;New York, NY, USA&quot;,&quot;container-title&quot;:&quot;Proceedings of the Tenth ACM Conference on Learning @ Scale&quot;,&quot;event-place&quot;:&quot;New York, NY, USA&quot;,&quot;id&quot;:&quot;doroudi_relevance_2023&quot;,&quot;page&quot;:&quot;99–109&quot;,&quot;accessed&quot;:{&quot;date-parts&quot;:[[2023,10,2]]},&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URL&quot;:&quot;https://dl.acm.org/doi/10.1145/3573051.3593386&quot;,&quot;author&quot;:[{&quot;given&quot;:&quot;Shayan&quot;,&quot;family&quot;:&quot;Doroudi&quot;},{&quot;given&quot;:&quot;Yusuf&quot;,&quot;family&quot;:&quot;Ahmad&quot;}],&quot;source&quot;:&quot;ACM Digital Library&quot;,&quot;collection-title&quot;:&quot;L@S '23&quot;,&quot;DOI&quot;:&quot;10.1145/3573051.3593386&quot;},&quot;uri&quot;:[&quot;http://zotero.org/users/1913249/items/CR7JKY94&quot;],&quot;id&quot;:8980,&quot;suffix&quot;:&quot;&quot;,&quot;uris&quot;:[&quot;http://zotero.org/users/1913249/items/CR7JKY94&quot;]}],&quot;properties&quot;:{&quot;formattedCitation&quot;:&quot;[@doroudi_relevance_2023]&quot;,&quot;noteIndex&quot;:0},&quot;citationID&quot;:&quot;viffpcru&quot;} RNDsfkilgkneo"/> has a relevance with social networking groups and email lists used by home educators to share and align activities.</text:p>
        </text:list-item>
        <text:list-item>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schema&quot;:&quot;https://github.com/citation-style-language/schema/raw/master/csl-citation.json&quot;,&quot;citationItems&quot;:[{&quot;prefix&quot;:&quot;&quot;,&quot;itemData&quot;:{&quot;issued&quot;:{&quot;date-parts&quot;:[[2016,10,1]]},&quot;type&quot;:&quot;article-journal&quot;,&quot;publisher&quot;:&quot;Routledge&quot;,&quot;title&quot;:&quot;None But Ourselves Can Free Our Minds: Critical Computational Literacy as a Pedagogy of Resistance&quot;,&quot;citation-key&quot;:&quot;lee_none_2016&quot;,&quot;ISSN&quot;:&quot;1066-5684&quot;,&quot;issue&quot;:&quot;4&quot;,&quot;id&quot;:&quot;lee_none_2016&quot;,&quot;title-short&quot;:&quot;None But Ourselves Can Free Our Minds&quot;,&quot;page&quot;:&quot;480-492&quot;,&quot;accessed&quot;:{&quot;date-parts&quot;:[[2023,10,2]]},&quot;volume&quot;:&quot;49&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URL&quot;:&quot;https://doi.org/10.1080/10665684.2016.1227157&quot;,&quot;author&quot;:[{&quot;given&quot;:&quot;Clifford H.&quot;,&quot;family&quot;:&quot;Lee&quot;},{&quot;given&quot;:&quot;Elisabeth&quot;,&quot;family&quot;:&quot;Soep&quot;}],&quot;container-title&quot;:&quot;Equity &amp; Excellence in Education&quot;,&quot;source&quot;:&quot;Taylor and Francis+NEJM&quot;,&quot;DOI&quot;:&quot;10.1080/10665684.2016.1227157&quot;},&quot;uri&quot;:[&quot;http://zotero.org/users/1913249/items/NN25MFNI&quot;],&quot;id&quot;:8970,&quot;suffix&quot;:&quot;&quot;,&quot;uris&quot;:[&quot;http://zotero.org/users/1913249/items/NN25MFNI&quot;]}],&quot;properties&quot;:{&quot;formattedCitation&quot;:&quot;[@lee_none_2016]&quot;,&quot;noteIndex&quot;:0},&quot;citationID&quot;:&quot;ajjhtgqo&quot;} RNDxrvsiqanvq"/>&lt;Do Zotero Refresh: [@lee_none_2016]&gt;<text:reference-mark-end text:name="ZOTERO_ITEM CSL_CITATION {&quot;schema&quot;:&quot;https://github.com/citation-style-language/schema/raw/master/csl-citation.json&quot;,&quot;citationItems&quot;:[{&quot;prefix&quot;:&quot;&quot;,&quot;itemData&quot;:{&quot;issued&quot;:{&quot;date-parts&quot;:[[2016,10,1]]},&quot;type&quot;:&quot;article-journal&quot;,&quot;publisher&quot;:&quot;Routledge&quot;,&quot;title&quot;:&quot;None But Ourselves Can Free Our Minds: Critical Computational Literacy as a Pedagogy of Resistance&quot;,&quot;citation-key&quot;:&quot;lee_none_2016&quot;,&quot;ISSN&quot;:&quot;1066-5684&quot;,&quot;issue&quot;:&quot;4&quot;,&quot;id&quot;:&quot;lee_none_2016&quot;,&quot;title-short&quot;:&quot;None But Ourselves Can Free Our Minds&quot;,&quot;page&quot;:&quot;480-492&quot;,&quot;accessed&quot;:{&quot;date-parts&quot;:[[2023,10,2]]},&quot;volume&quot;:&quot;49&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URL&quot;:&quot;https://doi.org/10.1080/10665684.2016.1227157&quot;,&quot;author&quot;:[{&quot;given&quot;:&quot;Clifford H.&quot;,&quot;family&quot;:&quot;Lee&quot;},{&quot;given&quot;:&quot;Elisabeth&quot;,&quot;family&quot;:&quot;Soep&quot;}],&quot;container-title&quot;:&quot;Equity &amp; Excellence in Education&quot;,&quot;source&quot;:&quot;Taylor and Francis+NEJM&quot;,&quot;DOI&quot;:&quot;10.1080/10665684.2016.1227157&quot;},&quot;uri&quot;:[&quot;http://zotero.org/users/1913249/items/NN25MFNI&quot;],&quot;id&quot;:8970,&quot;suffix&quot;:&quot;&quot;,&quot;uris&quot;:[&quot;http://zotero.org/users/1913249/items/NN25MFNI&quot;]}],&quot;properties&quot;:{&quot;formattedCitation&quot;:&quot;[@lee_none_2016]&quot;,&quot;noteIndex&quot;:0},&quot;citationID&quot;:&quot;ajjhtgqo&quot;} RNDxrvsiqanvq"/>.</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summary-of-the-thesis-structure"/>Summary of the thesis structure<text:bookmark-end text:name="summary-of-the-thesis-structure"/></text:h>
      <text:h text:style-name="Heading_20_3" text:outline-level="3"><text:bookmark-start text:name="research-questions"/>Research Questions<text:bookmark-end text:name="research-questions"/></text:h>
      <text:list text:style-name="L16">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7">
        <text:list-item>
          <text:p text:style-name="P17">authenticity in project based approaches</text:p>
        </text:list-item>
        <text:list-item>
          <text:p text:style-name="P17">nature of informal settings, in particular home education, and the possibilities offered compared to school lesson settings - PERHAPS IN INTRO INSTEAD</text:p>
        </text:list-item>
        <text:list-item>
          <text:p text:style-name="P17">barriers to participation in digital making and pedagogies to create inclusive learning environments</text:p>
        </text:list-item>
        <text:list-item>
          <text:p text:style-name="P17">key accessible pedagogies to help learning coding for young people</text:p>
        </text:list-item>
      </text:list>
      <text:p text:style-name="First_20_paragraph">Chapter three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3" text:outline-level="3"><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8">
        <text:list-item>
          <text:p text:style-name="P18">generative nature of research. It has created teaching resources</text:p>
        </text:list-item>
        <text:list-item>
          <text:p text:style-name="P18">the detail of game making pedagogy, suitable for other researcher and Teachers</text:p>
        </text:list-item>
        <text:list-item>
          <text:p text:style-name="P18">tools are novel - media practices are situated, thus will differ with technology</text:p>
        </text:list-item>
        <text:list-item>
          <text:p text:style-name="P18">application of guided participation as lens to this domain</text:p>
        </text:list-item>
        <text:list-item>
          <text:p text:style-name="P18">something about methods using 360 and screen capture?</text:p>
        </text:list-item>
      </text:list>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dc:title>
    <dc:description/>
    <dc:subject/>
    <meta:keyword/>
    <meta:initial-creator/>
    <dc:creator/>
    <meta:creation-date>2023-10-03T08:35:33Z</meta:creation-date>
    <dc:date>2023-10-03T08:35:3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